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736in" svg:stroke-color="#92d050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736in" svg:stroke-color="#ffc00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bitmap" draw:fill-image-name="a562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solid" draw:fill-color="#21212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67" style:parent-style-name="Graphics">
      <style:graphic-properties draw:fill="none" draw:stroke="solid" svg:stroke-width="0.20833in" svg:stroke-color="#ffffff" svg:stroke-opacity="7%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736in" svg:stroke-color="#ffc000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736in" svg:stroke-color="#92d050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bc451b" draw:opacity="100%" draw:stroke="solid" svg:stroke-width="0.01736in" svg:stroke-color="#893011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8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736in" svg:stroke-color="#ffc00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5in" fo:padding-bottom="0.05in" fo:padding-left="0.1in" fo:padding-right="0.1in" draw:textarea-vertical-align="middle" draw:textarea-horizontal-align="center" draw:fill="solid" draw:fill-color="#bc451b" draw:opacity="100%" draw:stroke="solid" svg:stroke-width="0.01736in" svg:stroke-color="#893011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middle" draw:textarea-horizontal-align="center" draw:fill="solid" draw:fill-color="#bc451b" draw:opacity="100%" draw:stroke="solid" svg:stroke-width="0.01736in" svg:stroke-color="#893011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5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736in" svg:stroke-color="#00b0f0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736in" svg:stroke-color="#00b0f0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solid" draw:fill-color="#ad9d7b" draw:opacity="100%" draw:stroke="solid" svg:stroke-width="0.01736in" svg:stroke-color="#7e7259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solid" draw:fill-color="#ad9d7b" draw:opacity="100%" draw:stroke="solid" svg:stroke-width="0.01736in" svg:stroke-color="#7e7259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middle" draw:textarea-horizontal-align="center" draw:fill="solid" draw:fill-color="#bc451b" draw:opacity="100%" draw:stroke="solid" svg:stroke-width="0.01736in" svg:stroke-color="#893011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714">
      <style:graphic-properties draw:fill="none" draw:stroke="dash" draw:stroke-dash="a713" svg:stroke-width="0.04167in" svg:stroke-color="#b34119" svg:stroke-opacity="100%" svg:stroke-linecap="round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center" draw:fill="solid" draw:fill-color="#bc451b" draw:opacity="100%" draw:stroke="solid" svg:stroke-width="0.01736in" svg:stroke-color="#893011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9">
      <style:drawing-page-properties draw:fill="bitmap" draw:fill-image-name="a5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736in" svg:stroke-color="#ff000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23">
      <style:graphic-properties draw:fill="none" draw:stroke="solid" svg:stroke-width="0.03125in" svg:stroke-color="#b34119" draw:marker-end="a722" svg:stroke-opacity="100%" svg:stroke-linecap="round"/>
    </style:style>
    <style:style style:family="graphic" style:name="a725">
      <style:graphic-properties draw:fill="none" draw:stroke="solid" svg:stroke-width="0.03125in" svg:stroke-color="#b34119" draw:marker-end="a724" svg:stroke-opacity="100%" svg:stroke-linecap="round"/>
    </style:style>
    <style:style style:family="graphic" style:name="a727">
      <style:graphic-properties draw:fill="none" draw:stroke="solid" svg:stroke-width="0.03125in" svg:stroke-color="#b34119" draw:marker-end="a726" svg:stroke-opacity="100%" svg:stroke-linecap="round"/>
    </style:style>
    <style:style style:family="graphic" style:name="a590" style:parent-style-name="Graphics">
      <style:graphic-properties draw:fill="none" fo:clip="rect(0in, 13.89656in, 0in, 0in)" draw:stroke="solid" svg:stroke-width="0.20833in" svg:stroke-color="#ffffff" svg:stroke-opacity="7%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736in" svg:stroke-color="#ff000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draw:fill="none" draw:stroke="solid" svg:stroke-width="0.03125in" svg:stroke-color="#00b050" draw:marker-end="a666" svg:stroke-opacity="100%" svg:stroke-linecap="round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563" draw:master-page-name="Master1-Layout1-title-Diapositive-de-titre" presentation:presentation-page-layout-name="Master1-PPL1" draw:id="Slide-256">
        <draw:custom-shape svg:x="0in" svg:y="0in" svg:width="13.33333in" svg:height="7.5in" draw:id="id117" draw:style-name="a566" draw:name="Rectangle 14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draw:style-name="a567" draw:name="Image 7" svg:x="2.40732in" svg:y="0.49351in" svg:width="9.508in" svg:height="6.51298in" style:rel-width="scale" style:rel-height="scale">
          <draw:image xlink:href="media/image1.png" xlink:type="simple" xlink:show="embed" xlink:actuate="onLoad"/>
          <svg:title/>
          <svg:desc/>
        </draw:frame>
        <draw:frame draw:id="id119" draw:style-name="a571" draw:name="ZoneTexte 8" svg:x="3.95413in" svg:y="1.05505in" svg:width="1.04587in" svg:height="0.30293in">
          <draw:text-box>
            <text:p text:style-name="a570" text:class-names="" text:cond-style-name=""><text:span text:style-name="a568" text:class-names="">Chambres</text:span><text:span text:style-name="a569" text:class-names=""/></text:p>
          </draw:text-box>
          <svg:title/>
          <svg:desc/>
        </draw:frame>
        <draw:frame draw:id="id120" draw:style-name="a575" draw:name="ZoneTexte 10" svg:x="3.50459in" svg:y="5.01988in" svg:width="0.69725in" svg:height="0.25244in">
          <draw:text-box>
            <text:p text:style-name="a574" text:class-names="" text:cond-style-name=""><text:span text:style-name="a572" text:class-names="">Entrepôt</text:span><text:span text:style-name="a573" text:class-names=""/></text:p>
          </draw:text-box>
          <svg:title/>
          <svg:desc/>
        </draw:frame>
        <draw:frame draw:id="id121" draw:style-name="a579" draw:name="ZoneTexte 11" svg:x="3.22171in" svg:y="3.75in" svg:width="1.04587in" svg:height="0.30293in">
          <draw:text-box>
            <text:p text:style-name="a578" text:class-names="" text:cond-style-name=""><text:span text:style-name="a576" text:class-names="">Secteur A</text:span><text:span text:style-name="a577" text:class-names=""/></text:p>
          </draw:text-box>
          <svg:title/>
          <svg:desc/>
        </draw:frame>
        <draw:frame draw:id="id122" draw:style-name="a582" draw:name="ZoneTexte 13" svg:x="4.45365in" svg:y="3.8488in" svg:width="1.04587in" svg:height="0.30293in">
          <draw:text-box>
            <text:p text:style-name="a581" text:class-names="" text:cond-style-name=""><text:span text:style-name="a580" text:class-names="">Secteur A</text:span></text:p>
          </draw:text-box>
          <svg:title/>
          <svg:desc/>
        </draw:frame>
        <draw:frame draw:id="id123" draw:style-name="a587" draw:name="ZoneTexte 19" svg:x="4.7263in" svg:y="6.06728in" svg:width="0.69725in" svg:height="0.2861in">
          <draw:text-box>
            <text:p text:style-name="a586" text:class-names="" text:cond-style-name=""><text:span text:style-name="a583" text:class-names="">Burea</text:span><text:span text:style-name="a584" text:class-names="">u</text:span><text:span text:style-name="a585" text:class-names=""/></text:p>
          </draw:text-box>
          <svg:title/>
          <svg:desc/>
        </draw:frame>
      </draw:page>
      <draw:page draw:name="Slide3" draw:style-name="a589" draw:master-page-name="Master1-Layout1-title-Diapositive-de-titre" presentation:presentation-page-layout-name="Master1-PPL1" draw:id="Slide-258">
        <draw:frame draw:id="id124" draw:style-name="a590" draw:name="Image 7" svg:x="0.43484in" svg:y="0.39259in" svg:width="4.73947in" svg:height="6.51298in" style:rel-width="scale" style:rel-height="scale">
          <draw:image xlink:href="media/image1.png" xlink:type="simple" xlink:show="embed" xlink:actuate="onLoad"/>
          <svg:title/>
          <svg:desc/>
        </draw:frame>
        <draw:frame draw:id="id125" draw:style-name="a594" draw:name="ZoneTexte 8" svg:x="1.98165in" svg:y="0.68886in" svg:width="1.04587in" svg:height="0.30293in">
          <draw:text-box>
            <text:p text:style-name="a593" text:class-names="" text:cond-style-name=""><text:span text:style-name="a591" text:class-names="">Chambres</text:span><text:span text:style-name="a592" text:class-names=""/></text:p>
          </draw:text-box>
          <svg:title/>
          <svg:desc/>
        </draw:frame>
        <draw:frame draw:id="id126" draw:style-name="a598" draw:name="ZoneTexte 10" svg:x="1.53211in" svg:y="4.91896in" svg:width="0.69725in" svg:height="0.25244in">
          <draw:text-box>
            <text:p text:style-name="a597" text:class-names="" text:cond-style-name=""><text:span text:style-name="a595" text:class-names="">Entrepôt</text:span><text:span text:style-name="a596" text:class-names=""/></text:p>
          </draw:text-box>
          <svg:title/>
          <svg:desc/>
        </draw:frame>
        <draw:frame draw:id="id127" draw:style-name="a602" draw:name="ZoneTexte 11" svg:x="2.06154in" svg:y="2.84404in" svg:width="1.55428in" svg:height="0.43757in">
          <draw:text-box>
            <text:p text:style-name="a601" text:class-names="" text:cond-style-name=""><text:span text:style-name="a599" text:class-names="">Secteur A</text:span><text:span text:style-name="a600" text:class-names=""/></text:p>
          </draw:text-box>
          <svg:title/>
          <svg:desc/>
        </draw:frame>
        <draw:frame draw:id="id128" draw:style-name="a607" draw:name="ZoneTexte 19" svg:x="2.75382in" svg:y="5.96636in" svg:width="0.69725in" svg:height="0.2861in">
          <draw:text-box>
            <text:p text:style-name="a606" text:class-names="" text:cond-style-name=""><text:span text:style-name="a603" text:class-names="">Burea</text:span><text:span text:style-name="a604" text:class-names="">u</text:span><text:span text:style-name="a605" text:class-names=""/></text:p>
          </draw:text-box>
          <svg:title/>
          <svg:desc/>
        </draw:frame>
        <draw:frame draw:id="id129" draw:style-name="a610" draw:name="ZoneTexte 1" svg:x="7.97959in" svg:y="0.32653in" svg:width="3.53061in" svg:height="0.40391in">
          <draw:text-box>
            <text:p text:style-name="a609" text:class-names="" text:cond-style-name=""><text:span text:style-name="a608" text:class-names="">OBJECTIFS :</text:span></text:p>
          </draw:text-box>
          <svg:title/>
          <svg:desc/>
        </draw:frame>
        <draw:frame draw:id="id130" draw:style-name="a634" draw:name="ZoneTexte 2" svg:x="7.33945in" svg:y="0.90826in" svg:width="5.21921in" svg:height="1.91855in">
          <draw:text-box>
            <text:list text:style-name="a624">
              <text:list-item>
                <text:p text:style-name="a623" text:class-names="" text:cond-style-name=""><text:span text:style-name="a611" text:class-names="">Trouver le cod</text:span><text:span text:style-name="a612" text:class-names="">e</text:span><text:span text:style-name="a613" text:class-names=""><text:s text:c="1"/></text:span><text:span text:style-name="a614" text:class-names="">pour accéder à</text:span><text:span text:style-name="a615" text:class-names=""><text:s text:c="1"/></text:span><text:span text:style-name="a616" text:class-names="">la</text:span><text:span text:style-name="a617" text:class-names=""><text:s text:c="1"/></text:span><text:span text:style-name="a618" text:class-names="">salle</text:span><text:span text:style-name="a619" text:class-names=""><text:s text:c="1"/></text:span><text:span text:style-name="a620" text:class-names="">de</text:span><text:span text:style-name="a621" text:class-names=""><text:s text:c="1"/></text:span><text:span text:style-name="a622" text:class-names="">maintenance.</text:span></text:p>
              </text:list-item>
            </text:list>
            <text:list text:style-name="a630">
              <text:list-item>
                <text:p text:style-name="a629" text:class-names="" text:cond-style-name=""><text:span text:style-name="a625" text:class-names="">Rétablir<text:s text:c="1"/></text:span><text:span text:style-name="a626" text:class-names="">les groupes<text:s text:c="1"/></text:span><text:span text:style-name="a627" text:class-names="">électrogènes pour remettre le courant en trouvant des matériaux.</text:span><text:span text:style-name="a628" text:class-names=""/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  <draw:custom-shape svg:x="2.37156in" svg:y="1.07004in" svg:width="0.26606in" svg:height="0.26606in" draw:id="id131" draw:style-name="a637" draw:name="Ellipse 3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32" draw:style-name="a641" draw:name="ZoneTexte 4" svg:x="4.27523in" svg:y="4.99165in" svg:width="0.78287in" svg:height="0.2861in">
          <draw:text-box>
            <text:p text:style-name="a640" text:class-names="" text:cond-style-name=""><text:span text:style-name="a638" text:class-names="">Réserve</text:span><text:span text:style-name="a639" text:class-names=""/></text:p>
          </draw:text-box>
          <svg:title/>
          <svg:desc/>
        </draw:frame>
        <draw:custom-shape svg:x="0.90826in" svg:y="3.15596in" svg:width="0.11927in" svg:height="0.12564in" draw:id="id133" draw:style-name="a644" draw:name="Rectangle 18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4863in" svg:y="5.4055in" svg:width="0.27064in" svg:height="0.2851in" draw:id="id134" draw:style-name="a647" draw:name="Rectangle 21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5" draw:style-name="a651" draw:name="ZoneTexte 22" svg:x="5.43366in" svg:y="4.87385in" svg:width="1.67584in" svg:height="0.40391in">
          <draw:text-box>
            <text:p text:style-name="a650" text:class-names="" text:cond-style-name=""><text:span text:style-name="a648" text:class-names="">Légendes :</text:span><text:span text:style-name="a649" text:class-names=""/></text:p>
          </draw:text-box>
          <svg:title/>
          <svg:desc/>
        </draw:frame>
        <draw:frame draw:id="id136" draw:style-name="a655" draw:name="ZoneTexte 23" svg:x="6.11927in" svg:y="5.39658in" svg:width="0.74677in" svg:height="0.30293in">
          <draw:text-box>
            <text:p text:style-name="a654" text:class-names="" text:cond-style-name=""><text:span text:style-name="a652" text:class-names="">Keypad</text:span><text:span text:style-name="a653" text:class-names=""/></text:p>
          </draw:text-box>
          <svg:title/>
          <svg:desc/>
        </draw:frame>
        <draw:custom-shape svg:x="3.44614in" svg:y="5.27775in" svg:width="0.16968in" svg:height="0.17875in" draw:id="id137" draw:style-name="a658" draw:name="Rectangle 27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4862in" svg:y="5.86001in" svg:width="0.27064in" svg:height="0.2851in" draw:id="id138" draw:style-name="a661" draw:name="Rectangle 29">
          <svg:title/>
          <svg:desc/>
          <text:p text:style-name="a660" text:class-names="" text:cond-style-name=""><text:span text:style-name="a6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9" draw:style-name="a665" draw:name="ZoneTexte 31" svg:x="6.11927in" svg:y="5.8361in" svg:width="0.74677in" svg:height="0.30293in">
          <draw:text-box>
            <text:p text:style-name="a664" text:class-names="" text:cond-style-name=""><text:span text:style-name="a662" text:class-names="">Code</text:span><text:span text:style-name="a663" text:class-names=""/></text:p>
          </draw:text-box>
          <svg:title/>
          <svg:desc/>
        </draw:frame>
        <draw:connector draw:type="line" svg:x1="3.44614in" svg:y1="5.36713in" draw:start-shape="id137" draw:start-glue-point="3" svg:x2="1.02752in" svg:y2="3.21878in" draw:end-shape="id133" draw:end-glue-point="1" draw:id="id140" draw:style-name="a667" draw:name="Connecteur droit avec flèche 33">
          <svg:title/>
          <svg:desc/>
        </draw:connector>
        <draw:custom-shape svg:x="5.84862in" svg:y="6.30985in" svg:width="0.27064in" svg:height="0.2851in" draw:id="id141" draw:style-name="a670" draw:name="Rectangle 36">
          <svg:title/>
          <svg:desc/>
          <text:p text:style-name="a669" text:class-names="" text:cond-style-name=""><text:span text:style-name="a6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2" draw:style-name="a675" draw:name="ZoneTexte 38" svg:x="6.12538in" svg:y="6.2866in" svg:width="1.08869in" svg:height="0.30293in">
          <draw:text-box>
            <text:p text:style-name="a674" text:class-names="" text:cond-style-name=""><text:span text:style-name="a671" text:class-names="">Door</text:span><text:span text:style-name="a672" text:class-names=""><text:s text:c="1"/>Open</text:span><text:span text:style-name="a673" text:class-names=""/></text:p>
          </draw:text-box>
          <svg:title/>
          <svg:desc/>
        </draw:frame>
        <draw:custom-shape svg:x="2.80458in" svg:y="5.69951in" svg:width="0.64156in" svg:height="0.1605in" draw:id="id143" draw:style-name="a678" draw:name="Rectangle 40">
          <svg:title/>
          <svg:desc/>
          <text:p text:style-name="a677" text:class-names="" text:cond-style-name=""><text:span text:style-name="a6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5995in" svg:y="5.27154in" svg:width="0.64156in" svg:height="0.1605in" draw:id="id144" draw:style-name="a681" draw:name="Rectangle 42">
          <svg:title/>
          <svg:desc/>
          <text:p text:style-name="a680" text:class-names="" text:cond-style-name=""><text:span text:style-name="a6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1101in" svg:y="2.14626in" svg:width="0.59601in" svg:height="0.11574in" draw:id="id145" draw:style-name="a684" draw:name="Rectangle 44">
          <svg:title/>
          <svg:desc/>
          <text:p text:style-name="a683" text:class-names="" text:cond-style-name=""><text:span text:style-name="a6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4862in" svg:y="6.72128in" svg:width="0.27064in" svg:height="0.2851in" draw:id="id146" draw:style-name="a687" draw:name="Rectangle 46">
          <svg:title/>
          <svg:desc/>
          <text:p text:style-name="a686" text:class-names="" text:cond-style-name=""><text:span text:style-name="a6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7" draw:style-name="a693" draw:name="ZoneTexte 48" svg:x="6.12538in" svg:y="6.69945in" svg:width="1.21407in" svg:height="0.30293in">
          <draw:text-box>
            <text:p text:style-name="a692" text:class-names="" text:cond-style-name=""><text:span text:style-name="a688" text:class-names="">Door</text:span><text:span text:style-name="a689" text:class-names=""><text:s text:c="1"/></text:span><text:span text:style-name="a690" text:class-names="">Closed</text:span><text:span text:style-name="a691" text:class-names=""/></text:p>
          </draw:text-box>
          <svg:title/>
          <svg:desc/>
        </draw:frame>
        <draw:custom-shape svg:x="1.3578in" svg:y="3.92661in" svg:width="0.29358in" svg:height="0.12844in" draw:id="id148" draw:style-name="a696" draw:name="Rectangle 49">
          <svg:title/>
          <svg:desc/>
          <text:p text:style-name="a695" text:class-names="" text:cond-style-name=""><text:span text:style-name="a6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062in" svg:y="5.43204in" svg:width="0.42408in" svg:height="0.18553in" draw:id="id149" draw:style-name="a699" draw:name="Rectangle 51">
          <svg:title/>
          <svg:desc/>
          <text:p text:style-name="a698" text:class-names="" text:cond-style-name=""><text:span text:style-name="a6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0" draw:style-name="a703" draw:name="ZoneTexte 53" svg:x="8.35227in" svg:y="5.37334in" svg:width="1.72112in" svg:height="0.30293in">
          <draw:text-box>
            <text:p text:style-name="a702" text:class-names="" text:cond-style-name=""><text:span text:style-name="a700" text:class-names="">Groupe Electrogène</text:span><text:span text:style-name="a701" text:class-names=""/></text:p>
          </draw:text-box>
          <svg:title/>
          <svg:desc/>
        </draw:frame>
        <draw:custom-shape svg:x="2.06154in" svg:y="1.43623in" svg:width="0.31001in" svg:height="0.28827in" draw:id="id151" draw:style-name="a706" draw:name="Signe de multiplication 54">
          <svg:title/>
          <svg:desc/>
          <text:p text:style-name="a705" text:class-names="" text:cond-style-name=""><text:span text:style-name="a704" text:class-names=""/></text:p>
          <draw:enhanced-geometry xmlns:dr3d="urn:oasis:names:tc:opendocument:xmlns:dr3d:1.0" draw:path-stretchpoint-x="21600" draw:path-stretchpoint-y="21600" draw:type="non-primitive" svg:viewBox="0 0 21600 21600" draw:enhanced-path="M ?f40 ?f41 L ?f42 ?f43 ?f11 ?f46 ?f47 ?f43 ?f48 ?f41 ?f51 ?f8 ?f48 ?f53 ?f47 ?f54 ?f11 ?f55 ?f42 ?f54 ?f40 ?f53 ?f52 ?f8 Z N" draw:text-areas="?f40 ?f43 ?f48 ?f54" draw:glue-points="?f36 ?f37 ?f56 ?f37 ?f56 ?f57 ?f36 ?f57" draw:glue-point-leaving-directions="-270, -360, -90, -180" draw:modifiers="2352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$0"/>
            <draw:equation draw:name="f15" draw:formula="?f12 * ?f14 / 100000"/>
            <draw:equation draw:name="f16" draw:formula="0 - ?f9"/>
            <draw:equation draw:name="f17" draw:formula="0 - ?f6"/>
            <draw:equation draw:name="f18" draw:formula="atan2(?f16, ?f17)"/>
            <draw:equation draw:name="f19" draw:formula="0 - ?f18"/>
            <draw:equation draw:name="f20" draw:formula="?f19 * ?f0 / ?f13"/>
            <draw:equation draw:name="f21" draw:formula="?f20 - ?f1"/>
            <draw:equation draw:name="f22" draw:formula="?f21 + ?f1"/>
            <draw:equation draw:name="f23" draw:formula="?f22 * ?f13 / ?f0"/>
            <draw:equation draw:name="f24" draw:formula="0 - ?f23"/>
            <draw:equation draw:name="f25" draw:formula="cos(?f24)"/>
            <draw:equation draw:name="f26" draw:formula="0 - ?f25"/>
            <draw:equation draw:name="f27" draw:formula="?f26"/>
            <draw:equation draw:name="f28" draw:formula="sin(?f24)"/>
            <draw:equation draw:name="f29" draw:formula="0 - ?f28"/>
            <draw:equation draw:name="f30" draw:formula="?f29"/>
            <draw:equation draw:name="f31" draw:formula="tan(?f24)"/>
            <draw:equation draw:name="f32" draw:formula="1 / ?f31"/>
            <draw:equation draw:name="f33" draw:formula="sqrt(?f9 * ?f9 + ?f6 * ?f6 + 0 * 0)"/>
            <draw:equation draw:name="f34" draw:formula="?f33 * 51965 / 100000"/>
            <draw:equation draw:name="f35" draw:formula="?f33 - ?f34"/>
            <draw:equation draw:name="f36" draw:formula="?f30 * ?f35 / 2"/>
            <draw:equation draw:name="f37" draw:formula="?f27 * ?f35 / 2"/>
            <draw:equation draw:name="f38" draw:formula="?f27 * ?f15 / 2"/>
            <draw:equation draw:name="f39" draw:formula="?f30 * ?f15 / 2"/>
            <draw:equation draw:name="f40" draw:formula="?f36 - ?f38"/>
            <draw:equation draw:name="f41" draw:formula="?f37 + ?f39"/>
            <draw:equation draw:name="f42" draw:formula="?f36 + ?f38"/>
            <draw:equation draw:name="f43" draw:formula="?f37 - ?f39"/>
            <draw:equation draw:name="f44" draw:formula="?f11 - ?f42"/>
            <draw:equation draw:name="f45" draw:formula="?f44 * ?f32"/>
            <draw:equation draw:name="f46" draw:formula="?f45 + ?f43"/>
            <draw:equation draw:name="f47" draw:formula="?f3 - ?f42"/>
            <draw:equation draw:name="f48" draw:formula="?f3 - ?f40"/>
            <draw:equation draw:name="f49" draw:formula="?f8 - ?f41"/>
            <draw:equation draw:name="f50" draw:formula="?f49 / ?f32"/>
            <draw:equation draw:name="f51" draw:formula="?f48 - ?f50"/>
            <draw:equation draw:name="f52" draw:formula="?f40 + ?f50"/>
            <draw:equation draw:name="f53" draw:formula="?f5 - ?f41"/>
            <draw:equation draw:name="f54" draw:formula="?f5 - ?f43"/>
            <draw:equation draw:name="f55" draw:formula="?f5 - ?f46"/>
            <draw:equation draw:name="f56" draw:formula="?f3 - ?f36"/>
            <draw:equation draw:name="f57" draw:formula="?f5 - ?f37"/>
          </draw:enhanced-geometry>
        </draw:custom-shape>
        <draw:custom-shape svg:x="1.84563in" svg:y="2.98338in" svg:width="0.31001in" svg:height="0.28827in" draw:id="id152" draw:style-name="a709" draw:name="Signe de multiplication 56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path-stretchpoint-x="21600" draw:path-stretchpoint-y="21600" draw:type="non-primitive" svg:viewBox="0 0 21600 21600" draw:enhanced-path="M ?f40 ?f41 L ?f42 ?f43 ?f11 ?f46 ?f47 ?f43 ?f48 ?f41 ?f51 ?f8 ?f48 ?f53 ?f47 ?f54 ?f11 ?f55 ?f42 ?f54 ?f40 ?f53 ?f52 ?f8 Z N" draw:text-areas="?f40 ?f43 ?f48 ?f54" draw:glue-points="?f36 ?f37 ?f56 ?f37 ?f56 ?f57 ?f36 ?f57" draw:glue-point-leaving-directions="-270, -360, -90, -180" draw:modifiers="2352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$0"/>
            <draw:equation draw:name="f15" draw:formula="?f12 * ?f14 / 100000"/>
            <draw:equation draw:name="f16" draw:formula="0 - ?f9"/>
            <draw:equation draw:name="f17" draw:formula="0 - ?f6"/>
            <draw:equation draw:name="f18" draw:formula="atan2(?f16, ?f17)"/>
            <draw:equation draw:name="f19" draw:formula="0 - ?f18"/>
            <draw:equation draw:name="f20" draw:formula="?f19 * ?f0 / ?f13"/>
            <draw:equation draw:name="f21" draw:formula="?f20 - ?f1"/>
            <draw:equation draw:name="f22" draw:formula="?f21 + ?f1"/>
            <draw:equation draw:name="f23" draw:formula="?f22 * ?f13 / ?f0"/>
            <draw:equation draw:name="f24" draw:formula="0 - ?f23"/>
            <draw:equation draw:name="f25" draw:formula="cos(?f24)"/>
            <draw:equation draw:name="f26" draw:formula="0 - ?f25"/>
            <draw:equation draw:name="f27" draw:formula="?f26"/>
            <draw:equation draw:name="f28" draw:formula="sin(?f24)"/>
            <draw:equation draw:name="f29" draw:formula="0 - ?f28"/>
            <draw:equation draw:name="f30" draw:formula="?f29"/>
            <draw:equation draw:name="f31" draw:formula="tan(?f24)"/>
            <draw:equation draw:name="f32" draw:formula="1 / ?f31"/>
            <draw:equation draw:name="f33" draw:formula="sqrt(?f9 * ?f9 + ?f6 * ?f6 + 0 * 0)"/>
            <draw:equation draw:name="f34" draw:formula="?f33 * 51965 / 100000"/>
            <draw:equation draw:name="f35" draw:formula="?f33 - ?f34"/>
            <draw:equation draw:name="f36" draw:formula="?f30 * ?f35 / 2"/>
            <draw:equation draw:name="f37" draw:formula="?f27 * ?f35 / 2"/>
            <draw:equation draw:name="f38" draw:formula="?f27 * ?f15 / 2"/>
            <draw:equation draw:name="f39" draw:formula="?f30 * ?f15 / 2"/>
            <draw:equation draw:name="f40" draw:formula="?f36 - ?f38"/>
            <draw:equation draw:name="f41" draw:formula="?f37 + ?f39"/>
            <draw:equation draw:name="f42" draw:formula="?f36 + ?f38"/>
            <draw:equation draw:name="f43" draw:formula="?f37 - ?f39"/>
            <draw:equation draw:name="f44" draw:formula="?f11 - ?f42"/>
            <draw:equation draw:name="f45" draw:formula="?f44 * ?f32"/>
            <draw:equation draw:name="f46" draw:formula="?f45 + ?f43"/>
            <draw:equation draw:name="f47" draw:formula="?f3 - ?f42"/>
            <draw:equation draw:name="f48" draw:formula="?f3 - ?f40"/>
            <draw:equation draw:name="f49" draw:formula="?f8 - ?f41"/>
            <draw:equation draw:name="f50" draw:formula="?f49 / ?f32"/>
            <draw:equation draw:name="f51" draw:formula="?f48 - ?f50"/>
            <draw:equation draw:name="f52" draw:formula="?f40 + ?f50"/>
            <draw:equation draw:name="f53" draw:formula="?f5 - ?f41"/>
            <draw:equation draw:name="f54" draw:formula="?f5 - ?f43"/>
            <draw:equation draw:name="f55" draw:formula="?f5 - ?f46"/>
            <draw:equation draw:name="f56" draw:formula="?f3 - ?f36"/>
            <draw:equation draw:name="f57" draw:formula="?f5 - ?f37"/>
          </draw:enhanced-geometry>
        </draw:custom-shape>
        <draw:custom-shape svg:x="2.68368in" svg:y="4.43182in" svg:width="0.31001in" svg:height="0.28827in" draw:id="id153" draw:style-name="a712" draw:name="Signe de multiplication 60">
          <svg:title/>
          <svg:desc/>
          <text:p text:style-name="a711" text:class-names="" text:cond-style-name=""><text:span text:style-name="a710" text:class-names="">²²</text:span></text:p>
          <draw:enhanced-geometry xmlns:dr3d="urn:oasis:names:tc:opendocument:xmlns:dr3d:1.0" draw:path-stretchpoint-x="21600" draw:path-stretchpoint-y="21600" draw:type="non-primitive" svg:viewBox="0 0 21600 21600" draw:enhanced-path="M ?f40 ?f41 L ?f42 ?f43 ?f11 ?f46 ?f47 ?f43 ?f48 ?f41 ?f51 ?f8 ?f48 ?f53 ?f47 ?f54 ?f11 ?f55 ?f42 ?f54 ?f40 ?f53 ?f52 ?f8 Z N" draw:text-areas="?f40 ?f43 ?f48 ?f54" draw:glue-points="?f36 ?f37 ?f56 ?f37 ?f56 ?f57 ?f36 ?f57" draw:glue-point-leaving-directions="-270, -360, -90, -180" draw:modifiers="2352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$0"/>
            <draw:equation draw:name="f15" draw:formula="?f12 * ?f14 / 100000"/>
            <draw:equation draw:name="f16" draw:formula="0 - ?f9"/>
            <draw:equation draw:name="f17" draw:formula="0 - ?f6"/>
            <draw:equation draw:name="f18" draw:formula="atan2(?f16, ?f17)"/>
            <draw:equation draw:name="f19" draw:formula="0 - ?f18"/>
            <draw:equation draw:name="f20" draw:formula="?f19 * ?f0 / ?f13"/>
            <draw:equation draw:name="f21" draw:formula="?f20 - ?f1"/>
            <draw:equation draw:name="f22" draw:formula="?f21 + ?f1"/>
            <draw:equation draw:name="f23" draw:formula="?f22 * ?f13 / ?f0"/>
            <draw:equation draw:name="f24" draw:formula="0 - ?f23"/>
            <draw:equation draw:name="f25" draw:formula="cos(?f24)"/>
            <draw:equation draw:name="f26" draw:formula="0 - ?f25"/>
            <draw:equation draw:name="f27" draw:formula="?f26"/>
            <draw:equation draw:name="f28" draw:formula="sin(?f24)"/>
            <draw:equation draw:name="f29" draw:formula="0 - ?f28"/>
            <draw:equation draw:name="f30" draw:formula="?f29"/>
            <draw:equation draw:name="f31" draw:formula="tan(?f24)"/>
            <draw:equation draw:name="f32" draw:formula="1 / ?f31"/>
            <draw:equation draw:name="f33" draw:formula="sqrt(?f9 * ?f9 + ?f6 * ?f6 + 0 * 0)"/>
            <draw:equation draw:name="f34" draw:formula="?f33 * 51965 / 100000"/>
            <draw:equation draw:name="f35" draw:formula="?f33 - ?f34"/>
            <draw:equation draw:name="f36" draw:formula="?f30 * ?f35 / 2"/>
            <draw:equation draw:name="f37" draw:formula="?f27 * ?f35 / 2"/>
            <draw:equation draw:name="f38" draw:formula="?f27 * ?f15 / 2"/>
            <draw:equation draw:name="f39" draw:formula="?f30 * ?f15 / 2"/>
            <draw:equation draw:name="f40" draw:formula="?f36 - ?f38"/>
            <draw:equation draw:name="f41" draw:formula="?f37 + ?f39"/>
            <draw:equation draw:name="f42" draw:formula="?f36 + ?f38"/>
            <draw:equation draw:name="f43" draw:formula="?f37 - ?f39"/>
            <draw:equation draw:name="f44" draw:formula="?f11 - ?f42"/>
            <draw:equation draw:name="f45" draw:formula="?f44 * ?f32"/>
            <draw:equation draw:name="f46" draw:formula="?f45 + ?f43"/>
            <draw:equation draw:name="f47" draw:formula="?f3 - ?f42"/>
            <draw:equation draw:name="f48" draw:formula="?f3 - ?f40"/>
            <draw:equation draw:name="f49" draw:formula="?f8 - ?f41"/>
            <draw:equation draw:name="f50" draw:formula="?f49 / ?f32"/>
            <draw:equation draw:name="f51" draw:formula="?f48 - ?f50"/>
            <draw:equation draw:name="f52" draw:formula="?f40 + ?f50"/>
            <draw:equation draw:name="f53" draw:formula="?f5 - ?f41"/>
            <draw:equation draw:name="f54" draw:formula="?f5 - ?f43"/>
            <draw:equation draw:name="f55" draw:formula="?f5 - ?f46"/>
            <draw:equation draw:name="f56" draw:formula="?f3 - ?f36"/>
            <draw:equation draw:name="f57" draw:formula="?f5 - ?f37"/>
          </draw:enhanced-geometry>
        </draw:custom-shape>
        <draw:connector draw:type="line" svg:x1="2.20151in" svg:y1="3.45514in" svg:x2="2.63761in" svg:y2="3.45514in" draw:id="id154" draw:style-name="a714" draw:name="Connecteur droit 62">
          <svg:title/>
          <svg:desc/>
        </draw:connector>
        <draw:custom-shape svg:x="7.96323in" svg:y="5.86001in" svg:width="0.31001in" svg:height="0.28827in" draw:id="id155" draw:style-name="a717" draw:name="Signe de multiplication 64">
          <svg:title/>
          <svg:desc/>
          <text:p text:style-name="a716" text:class-names="" text:cond-style-name=""><text:span text:style-name="a715" text:class-names=""/></text:p>
          <draw:enhanced-geometry xmlns:dr3d="urn:oasis:names:tc:opendocument:xmlns:dr3d:1.0" draw:path-stretchpoint-x="21600" draw:path-stretchpoint-y="21600" draw:type="non-primitive" svg:viewBox="0 0 21600 21600" draw:enhanced-path="M ?f40 ?f41 L ?f42 ?f43 ?f11 ?f46 ?f47 ?f43 ?f48 ?f41 ?f51 ?f8 ?f48 ?f53 ?f47 ?f54 ?f11 ?f55 ?f42 ?f54 ?f40 ?f53 ?f52 ?f8 Z N" draw:text-areas="?f40 ?f43 ?f48 ?f54" draw:glue-points="?f36 ?f37 ?f56 ?f37 ?f56 ?f57 ?f36 ?f57" draw:glue-point-leaving-directions="-270, -360, -90, -180" draw:modifiers="2352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$0"/>
            <draw:equation draw:name="f15" draw:formula="?f12 * ?f14 / 100000"/>
            <draw:equation draw:name="f16" draw:formula="0 - ?f9"/>
            <draw:equation draw:name="f17" draw:formula="0 - ?f6"/>
            <draw:equation draw:name="f18" draw:formula="atan2(?f16, ?f17)"/>
            <draw:equation draw:name="f19" draw:formula="0 - ?f18"/>
            <draw:equation draw:name="f20" draw:formula="?f19 * ?f0 / ?f13"/>
            <draw:equation draw:name="f21" draw:formula="?f20 - ?f1"/>
            <draw:equation draw:name="f22" draw:formula="?f21 + ?f1"/>
            <draw:equation draw:name="f23" draw:formula="?f22 * ?f13 / ?f0"/>
            <draw:equation draw:name="f24" draw:formula="0 - ?f23"/>
            <draw:equation draw:name="f25" draw:formula="cos(?f24)"/>
            <draw:equation draw:name="f26" draw:formula="0 - ?f25"/>
            <draw:equation draw:name="f27" draw:formula="?f26"/>
            <draw:equation draw:name="f28" draw:formula="sin(?f24)"/>
            <draw:equation draw:name="f29" draw:formula="0 - ?f28"/>
            <draw:equation draw:name="f30" draw:formula="?f29"/>
            <draw:equation draw:name="f31" draw:formula="tan(?f24)"/>
            <draw:equation draw:name="f32" draw:formula="1 / ?f31"/>
            <draw:equation draw:name="f33" draw:formula="sqrt(?f9 * ?f9 + ?f6 * ?f6 + 0 * 0)"/>
            <draw:equation draw:name="f34" draw:formula="?f33 * 51965 / 100000"/>
            <draw:equation draw:name="f35" draw:formula="?f33 - ?f34"/>
            <draw:equation draw:name="f36" draw:formula="?f30 * ?f35 / 2"/>
            <draw:equation draw:name="f37" draw:formula="?f27 * ?f35 / 2"/>
            <draw:equation draw:name="f38" draw:formula="?f27 * ?f15 / 2"/>
            <draw:equation draw:name="f39" draw:formula="?f30 * ?f15 / 2"/>
            <draw:equation draw:name="f40" draw:formula="?f36 - ?f38"/>
            <draw:equation draw:name="f41" draw:formula="?f37 + ?f39"/>
            <draw:equation draw:name="f42" draw:formula="?f36 + ?f38"/>
            <draw:equation draw:name="f43" draw:formula="?f37 - ?f39"/>
            <draw:equation draw:name="f44" draw:formula="?f11 - ?f42"/>
            <draw:equation draw:name="f45" draw:formula="?f44 * ?f32"/>
            <draw:equation draw:name="f46" draw:formula="?f45 + ?f43"/>
            <draw:equation draw:name="f47" draw:formula="?f3 - ?f42"/>
            <draw:equation draw:name="f48" draw:formula="?f3 - ?f40"/>
            <draw:equation draw:name="f49" draw:formula="?f8 - ?f41"/>
            <draw:equation draw:name="f50" draw:formula="?f49 / ?f32"/>
            <draw:equation draw:name="f51" draw:formula="?f48 - ?f50"/>
            <draw:equation draw:name="f52" draw:formula="?f40 + ?f50"/>
            <draw:equation draw:name="f53" draw:formula="?f5 - ?f41"/>
            <draw:equation draw:name="f54" draw:formula="?f5 - ?f43"/>
            <draw:equation draw:name="f55" draw:formula="?f5 - ?f46"/>
            <draw:equation draw:name="f56" draw:formula="?f3 - ?f36"/>
            <draw:equation draw:name="f57" draw:formula="?f5 - ?f37"/>
          </draw:enhanced-geometry>
        </draw:custom-shape>
        <draw:frame draw:id="id156" draw:style-name="a721" draw:name="ZoneTexte 66" svg:x="8.35227in" svg:y="5.82607in" svg:width="1.72112in" svg:height="0.30293in">
          <draw:text-box>
            <text:p text:style-name="a720" text:class-names="" text:cond-style-name=""><text:span text:style-name="a718" text:class-names="">Objectif</text:span><text:span text:style-name="a719" text:class-names=""/></text:p>
          </draw:text-box>
          <svg:title/>
          <svg:desc/>
        </draw:frame>
        <draw:connector draw:type="line" svg:x1="2.136in" svg:y1="1.65527in" draw:start-shape="id151" draw:start-glue-point="7" svg:x2="1.50459in" svg:y2="3.92661in" draw:end-shape="id148" draw:end-glue-point="0" draw:id="id157" draw:style-name="a723" draw:name="Connecteur droit avec flèche 67">
          <svg:title/>
          <svg:desc/>
        </draw:connector>
        <draw:connector draw:type="line" svg:x1="1.92009in" svg:y1="3.20241in" draw:start-shape="id152" draw:start-glue-point="7" svg:x2="1.65138in" svg:y2="3.99083in" draw:end-shape="id148" draw:end-glue-point="1" draw:id="id158" draw:style-name="a725" draw:name="Connecteur droit avec flèche 71">
          <svg:title/>
          <svg:desc/>
        </draw:connector>
        <draw:connector draw:type="line" svg:x1="2.75813in" svg:y1="4.50106in" draw:start-shape="id153" draw:start-glue-point="4" svg:x2="1.50459in" svg:y2="4.05505in" draw:end-shape="id148" draw:end-glue-point="2" draw:id="id159" draw:style-name="a727" draw:name="Connecteur droit avec flèche 74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49901in" svg:y="1.93519in" svg:width="10.32375in" svg:height="2in"/>
      <presentation:placeholder presentation:object="subtitle" svg:x="1.49901in" svg:y="3.93519in" svg:width="10.32375in" svg:height="1.1481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2" style:display-name="Titre et contenu">
      <presentation:placeholder presentation:object="title" svg:x="0.99934in" svg:y="0.66667in" svg:width="11.32301in" svg:height="1.0613in"/>
      <presentation:placeholder presentation:object="object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3" style:display-name="Titre de section">
      <presentation:placeholder presentation:object="title" svg:x="1.41667in" svg:y="1.92593in" svg:width="10.48835in" svg:height="2.00001in"/>
      <presentation:placeholder presentation:object="outline" svg:x="1.41667in" svg:y="3.92594in" svg:width="10.48835in" svg:height="1.648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4" style:display-name="Deux contenus">
      <presentation:placeholder presentation:object="title" svg:x="0.99934in" svg:y="0.66667in" svg:width="11.32301in" svg:height="1.0613in"/>
      <presentation:placeholder presentation:object="object" svg:x="0.99934in" svg:y="1.89463in" svg:width="5.53423in" svg:height="4.4387in"/>
      <presentation:placeholder presentation:object="object" svg:x="6.78357in" svg:y="1.89463in" svg:width="5.53878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5" style:display-name="Comparaison">
      <presentation:placeholder presentation:object="title" svg:x="0.99934in" svg:y="0.66667in" svg:width="11.32301in" svg:height="1.0613in"/>
      <presentation:placeholder presentation:object="outline" svg:x="1.10003in" svg:y="2.00706in" svg:width="5.33283in" svg:height="0.59589in"/>
      <presentation:placeholder presentation:object="object" svg:x="1.10003in" svg:y="2.60295in" svg:width="5.33283in" svg:height="3.73038in"/>
      <presentation:placeholder presentation:object="outline" svg:x="6.88426in" svg:y="2.00706in" svg:width="5.3536in" svg:height="0.59589in"/>
      <presentation:placeholder presentation:object="object" svg:x="6.88426in" svg:y="2.60295in" svg:width="5.3536in" svg:height="3.7303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6" style:display-name="Titre seul">
      <presentation:placeholder presentation:object="title" svg:x="0.99934in" svg:y="0.66667in" svg:width="11.32301in" svg:height="1.06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7" style:display-name="Vide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8" style:display-name="Contenu avec légende">
      <presentation:placeholder presentation:object="title" svg:x="0.99934in" svg:y="0.66667in" svg:width="4.0539in" svg:height="1.99247in"/>
      <presentation:placeholder presentation:object="object" svg:x="5.31018in" svg:y="0.66667in" svg:width="7.01217in" svg:height="5.66667in"/>
      <presentation:placeholder presentation:object="outline" svg:x="0.99934in" svg:y="2.65914in" svg:width="4.0539in" svg:height="3.674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9" style:display-name="Image avec légende">
      <presentation:placeholder presentation:object="title" svg:x="0.99934in" svg:y="0.66702in" svg:width="6.49054in" svg:height="2.00059in"/>
      <presentation:placeholder presentation:object="graphic" svg:x="8.13927in" svg:y="0.83519in" svg:width="3.5824in" svg:height="5.37273in"/>
      <presentation:placeholder presentation:object="outline" svg:x="0.99934in" svg:y="2.66761in" svg:width="6.49054in" svg:height="3.692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0" style:display-name="Image panoramique avec légende">
      <presentation:placeholder presentation:object="title" svg:x="0.99935in" svg:y="4.99262in" svg:width="11.32472in" svg:height="0.59435in"/>
      <presentation:placeholder presentation:object="graphic" svg:x="1.27882in" svg:y="0.76007in" svg:width="10.767in" svg:height="3.85572in"/>
      <presentation:placeholder presentation:object="outline" svg:x="0.99934in" svg:y="5.58697in" svg:width="11.32301in" svg:height="0.7463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1" style:display-name="Titre et légende">
      <presentation:placeholder presentation:object="title" svg:x="0.99934in" svg:y="0.66539in" svg:width="11.32301in" svg:height="3.86521in"/>
      <presentation:placeholder presentation:object="outline" svg:x="0.99934in" svg:y="4.69727in" svg:width="11.32301in" svg:height="1.642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2" style:display-name="Citation avec légende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58262in"/>
      <presentation:placeholder presentation:object="outline" svg:x="0.99934in" svg:y="4.7073in" svg:width="11.32301in" svg:height="1.6289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3" style:display-name="Carte nom">
      <presentation:placeholder presentation:object="title" svg:x="0.99934in" svg:y="2.32605in" svg:width="11.32301in" svg:height="2.74698in"/>
      <presentation:placeholder presentation:object="outline" svg:x="0.99933in" svg:y="5.08591in" svg:width="11.3213in" svg:height="1.247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4" style:display-name="3 colonnes">
      <presentation:placeholder presentation:object="title" svg:x="0.99934in" svg:y="0.66667in" svg:width="11.32301in" svg:height="1.0613in"/>
      <presentation:placeholder presentation:object="outline" svg:x="0.99934in" svg:y="2.0625in" svg:width="3.61in" svg:height="0.63021in"/>
      <presentation:placeholder presentation:object="outline" svg:x="0.99934in" svg:y="2.8125in" svg:width="3.61in" svg:height="3.52083in"/>
      <presentation:placeholder presentation:object="outline" svg:x="4.86298in" svg:y="2.0625in" svg:width="3.61in" svg:height="0.63021in"/>
      <presentation:placeholder presentation:object="outline" svg:x="4.85721in" svg:y="2.8125in" svg:width="3.61in" svg:height="3.52083in"/>
      <presentation:placeholder presentation:object="outline" svg:x="8.71235in" svg:y="2.0625in" svg:width="3.61in" svg:height="0.63021in"/>
      <presentation:placeholder presentation:object="outline" svg:x="8.71235in" svg:y="2.8125in" svg:width="3.61in" svg:height="3.5208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5" style:display-name="3 colonnes d’image">
      <presentation:placeholder presentation:object="title" svg:x="0.99934in" svg:y="0.66667in" svg:width="11.32301in" svg:height="1.0613in"/>
      <presentation:placeholder presentation:object="outline" svg:x="0.99934in" svg:y="4.26958in" svg:width="3.61in" svg:height="0.63021in"/>
      <presentation:placeholder presentation:object="graphic" svg:x="1.11341in" svg:y="2.12043in" svg:width="3.38185in" svg:height="1.75301in"/>
      <presentation:placeholder presentation:object="outline" svg:x="0.99934in" svg:y="4.89979in" svg:width="3.61in" svg:height="1.43354in"/>
      <presentation:placeholder presentation:object="outline" svg:x="4.85869in" svg:y="4.26958in" svg:width="3.61in" svg:height="0.63021in"/>
      <presentation:placeholder presentation:object="graphic" svg:x="4.97128in" svg:y="2.12062in" svg:width="3.38185in" svg:height="1.75871in"/>
      <presentation:placeholder presentation:object="outline" svg:x="4.85721in" svg:y="4.89979in" svg:width="3.61in" svg:height="1.43354in"/>
      <presentation:placeholder presentation:object="outline" svg:x="8.71249in" svg:y="4.26958in" svg:width="3.61in" svg:height="0.63021in"/>
      <presentation:placeholder presentation:object="graphic" svg:x="8.83169in" svg:y="2.11552in" svg:width="3.38185in" svg:height="1.75776in"/>
      <presentation:placeholder presentation:object="outline" svg:x="8.71235in" svg:y="4.89979in" svg:width="3.61in" svg:height="1.4335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6" style:display-name="Titre et texte vertical">
      <presentation:placeholder presentation:object="title" svg:x="0.99934in" svg:y="0.66667in" svg:width="11.32301in" svg:height="1.0613in"/>
      <presentation:placeholder presentation:object="outline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7" style:display-name="Titre vertical et texte">
      <presentation:placeholder presentation:object="title" svg:x="9.824in" svg:y="0.66667in" svg:width="2.49835in" svg:height="5.66667in"/>
      <presentation:placeholder presentation:object="outline" svg:x="0.99934in" svg:y="0.66667in" svg:width="8.658in" svg:height="5.6666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style style:family="graphic" style:name="Graphics"/>
    <style:default-style style:family="graphic">
      <style:graphic-properties draw:fill="solid" draw:fill-color="#bc451b" draw:opacity="100%" draw:stroke="solid" svg:stroke-width="0.01736in" svg:stroke-color="#893011" svg:stroke-opacity="100%" svg:stroke-linecap="round"/>
    </style:default-style>
    <draw:fill-image draw:name="a562" xlink:href="media/image2.png" xlink:show="embed" xlink:actuate="onLoad"/>
    <draw:fill-image draw:name="a156" xlink:href="media/image2.png" xlink:show="embed" xlink:actuate="onLoad"/>
    <draw:fill-image draw:name="a331" xlink:href="media/image2.png" xlink:show="embed" xlink:actuate="onLoad"/>
    <draw:fill-image draw:name="a401" xlink:href="media/image2.png" xlink:show="embed" xlink:actuate="onLoad"/>
    <draw:fill-image draw:name="a496" xlink:href="media/image2.png" xlink:show="embed" xlink:actuate="onLoad"/>
    <draw:fill-image draw:name="a529" xlink:href="media/image2.png" xlink:show="embed" xlink:actuate="onLoad"/>
    <draw:fill-image draw:name="a441" xlink:href="media/image2.png" xlink:show="embed" xlink:actuate="onLoad"/>
    <draw:fill-image draw:name="a106" xlink:href="media/image2.png" xlink:show="embed" xlink:actuate="onLoad"/>
    <draw:fill-image draw:name="a216" xlink:href="media/image2.png" xlink:show="embed" xlink:actuate="onLoad"/>
    <draw:fill-image draw:name="a53" xlink:href="media/image2.png" xlink:show="embed" xlink:actuate="onLoad"/>
    <draw:fill-image draw:name="a0" xlink:href="media/image2.png" xlink:show="embed" xlink:actuate="onLoad"/>
    <draw:fill-image draw:name="a281" xlink:href="media/image2.png" xlink:show="embed" xlink:actuate="onLoad"/>
    <draw:fill-image draw:name="a244" xlink:href="media/image2.png" xlink:show="embed" xlink:actuate="onLoad"/>
    <draw:fill-image draw:name="a351" xlink:href="media/image2.png" xlink:show="embed" xlink:actuate="onLoad"/>
    <draw:fill-image draw:name="a588" xlink:href="media/image2.png" xlink:show="embed" xlink:actuate="onLoad"/>
    <draw:fill-image draw:name="a232" xlink:href="media/image2.png" xlink:show="embed" xlink:actuate="onLoad"/>
    <draw:fill-image draw:name="a86" xlink:href="media/image2.png" xlink:show="embed" xlink:actuate="onLoad"/>
    <draw:fill-image draw:name="a306" xlink:href="media/image2.png" xlink:show="embed" xlink:actuate="onLoad"/>
    <draw:fill-image draw:name="a33" xlink:href="media/image2.png" xlink:show="embed" xlink:actuate="onLoad"/>
    <draw:fill-image draw:name="a381" xlink:href="media/image2.png" xlink:show="embed" xlink:actuate="onLoad"/>
    <draw:marker draw:name="a726" svg:viewBox="0 0 20 30" svg:d="m10 0-10 30h20z"/>
    <draw:marker draw:name="a666" svg:viewBox="0 0 20 30" svg:d="m10 0-10 30h20z"/>
    <draw:marker draw:name="a722" svg:viewBox="0 0 20 30" svg:d="m10 0-10 30h20z"/>
    <draw:marker draw:name="a724" svg:viewBox="0 0 20 30" svg:d="m10 0-10 30h20z"/>
    <draw:stroke-dash draw:name="a713" draw:display-name="SysDot" draw:style="rect" draw:dots1="1" draw:dots1-length="0.04167in" draw:dots2="0" draw:dots2-length="0in" draw:distance="0.04167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bitmap" draw:fill-image-name="a5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">
      <style:drawing-page-properties draw:fill="bitmap" draw:fill-image-name="a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8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">
      <style:drawing-page-properties draw:fill="bitmap" draw:fill-image-name="a1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bitmap" draw:fill-image-name="a2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2">
      <style:drawing-page-properties draw:fill="bitmap" draw:fill-image-name="a3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2">
      <style:drawing-page-properties draw:fill="bitmap" draw:fill-image-name="a4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3" style:parent-style-name="Graphics">
      <style:graphic-properties draw:fill="none" draw:stroke="none"/>
    </style:style>
    <style:style style:family="graphic" style:name="a444" style:parent-style-name="Graphics">
      <style:graphic-properties draw:fill="none" draw:stroke="none"/>
    </style:style>
    <style:style style:family="graphic" style:name="a445" style:parent-style-name="Graphics">
      <style:graphic-properties draw:fill="none" draw:stroke="none"/>
    </style:style>
    <style:style style:family="text" style:name="a4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1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bitmap" draw:fill-image-name="a2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bitmap" draw:fill-image-name="a2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352">
      <style:drawing-page-properties draw:fill="bitmap" draw:fill-image-name="a3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bitmap" draw:fill-image-name="a1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0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 style:parent-style-name="Graphics">
      <style:graphic-properties draw:fill="none" draw:stroke="none"/>
    </style:style>
    <style:style style:family="graphic" style:name="a159" style:parent-style-name="Graphics">
      <style:graphic-properties draw:fill="none" draw:stroke="none"/>
    </style:style>
    <style:style style:family="text" style:name="a2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2">
      <style:drawing-page-properties draw:fill="bitmap" draw:fill-image-name="a3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bitmap" draw:fill-image-name="a4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2">
      <style:drawing-page-properties draw:fill="bitmap" draw:fill-image-name="a2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3" style:parent-style-name="Graphics">
      <style:graphic-properties draw:fill="none" draw:stroke="none"/>
    </style:style>
    <style:style style:family="text" style:name="a2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bitmap" draw:fill-image-name="a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">
      <style:drawing-page-properties draw:fill="bitmap" draw:fill-image-name="a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2">
      <style:drawing-page-properties draw:fill="bitmap" draw:fill-image-name="a4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5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7">
      <style:drawing-page-properties draw:fill="bitmap" draw:fill-image-name="a3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graphic" style:name="a308" style:parent-style-name="Graphics">
      <style:graphic-properties draw:fill="none" draw:stroke="none"/>
    </style:style>
    <style:style style:family="text" style:name="a4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text:list-style style:name="a123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2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3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2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0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50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9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25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9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9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54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3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54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6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6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51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6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13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6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1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200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73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0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79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5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4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70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7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1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8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7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rdoise" style:page-layout-name="pageLayout1" draw:style-name="a1">
      <draw:frame draw:id="id0" presentation:style-name="a5" draw:name="Title Placeholder 1" svg:x="0.99934in" svg:y="0.66667in" svg:width="11.32301in" svg:height="1.0613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1" presentation:style-name="a22" draw:name="Text Placeholder 2" svg:x="0.99934in" svg:y="1.89463in" svg:width="11.32301in" svg:height="4.438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quez pour 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8.39757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3" presentation:style-name="a29" draw:name="Footer Placeholder 4" svg:x="0.99934in" svg:y="6.43403in" svg:width="7.29753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2" draw:name="Slide Number Placeholder 5" svg:x="11.49826in" svg:y="6.43403in" svg:width="0.82409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le 1" svg:x="1.49901in" svg:y="1.93519in" svg:width="10.32375in" svg:height="2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ubtitle 2" svg:x="1.49901in" svg:y="3.93519in" svg:width="10.32375in" svg:height="1.14815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6" draw:name="Date Placeholder 3" svg:x="8.39757in" svg:y="6.43403in" svg:width="3in" svg:height="0.39931in" presentation:class="date-time" presentation:placeholder="false">
        <draw:text-box>
          <text:p text:style-name="a45" text:class-names="" text:cond-style-name=""><text:span text:style-name="a43" text:class-names=""><text:date text:fixed="false" style:data-style-name="a44">1/1/2000</text:date></text:span></text:p>
        </draw:text-box>
        <svg:title/>
        <svg:desc/>
      </draw:frame>
      <draw:frame draw:id="id8" presentation:style-name="a49" draw:name="Footer Placeholder 4" svg:x="0.99934in" svg:y="6.43403in" svg:width="7.29753in" svg:height="0.39931in" presentation:class="footer" presentation:placeholder="false">
        <draw:text-box>
          <text:p text:style-name="a48" text:class-names="" text:cond-style-name=""><text:span text:style-name="a47" text:class-names=""/></text:p>
        </draw:text-box>
        <svg:title/>
        <svg:desc/>
      </draw:frame>
      <draw:frame draw:id="id9" presentation:style-name="a52" draw:name="Slide Number Placeholder 5" svg:x="11.49826in" svg:y="6.43403in" svg:width="0.82409in" svg:height="0.39931in" presentation:class="page-number" presentation:placeholder="false">
        <draw:text-box>
          <text:p text:style-name="a51" text:class-names="" text:cond-style-name=""><text:span text:style-name="a5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re-et-contenu" style:page-layout-name="pageLayout1" draw:style-name="a54">
      <draw:frame draw:id="id10" presentation:style-name="a58" draw:name="Title 1" svg:x="0.99934in" svg:y="0.66667in" svg:width="11.32301in" svg:height="1.0613in" presentation:class="title" presentation:placeholder="false">
        <draw:text-box>
          <text:p text:style-name="a57" text:class-names="" text:cond-style-name=""><text:span text:style-name="a55" text:class-names="">Modifiez le style du titre</text:span><text:span text:style-name="a56" text:class-names=""/></text:p>
        </draw:text-box>
        <svg:title/>
        <svg:desc/>
      </draw:frame>
      <draw:frame draw:id="id11" presentation:style-name="a75" draw:name="Content Placeholder 2" svg:x="0.99934in" svg:y="1.89463in" svg:width="11.32301in" svg:height="4.4387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Cliquez pour modifier les styles du texte du masque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Deuxième niveau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list text:style-name="a74">
                            <text:list-item>
                              <text:p text:style-name="a73" text:class-names="" text:cond-style-name=""><text:span text:style-name="a71" text:class-names="">Cinquième niveau</text:span><text:span text:style-name="a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9" draw:name="Date Placeholder 3" svg:x="8.39757in" svg:y="6.43403in" svg:width="3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/1/2000</text:date></text:span></text:p>
        </draw:text-box>
        <svg:title/>
        <svg:desc/>
      </draw:frame>
      <draw:frame draw:id="id13" presentation:style-name="a82" draw:name="Footer Placeholder 4" svg:x="0.99934in" svg:y="6.43403in" svg:width="7.29753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4" presentation:style-name="a85" draw:name="Slide Number Placeholder 5" svg:x="11.49826in" svg:y="6.43403in" svg:width="0.82409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Titre-de-section" style:page-layout-name="pageLayout1" draw:style-name="a87">
      <draw:frame draw:id="id15" presentation:style-name="a91" draw:name="Title 1" svg:x="1.41667in" svg:y="1.92593in" svg:width="10.48835in" svg:height="2.00001in" presentation:class="title" presentation:placeholder="false">
        <draw:text-box>
          <text:p text:style-name="a90" text:class-names="" text:cond-style-name=""><text:span text:style-name="a88" text:class-names="">Modifiez le style du titre</text:span><text:span text:style-name="a89" text:class-names=""/></text:p>
        </draw:text-box>
        <svg:title/>
        <svg:desc/>
      </draw:frame>
      <draw:frame draw:id="id16" presentation:style-name="a95" draw:name="Text Placeholder 2" svg:x="1.41667in" svg:y="3.92594in" svg:width="10.48835in" svg:height="1.64813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99" draw:name="Date Placeholder 3" svg:x="8.39757in" svg:y="6.43403in" svg:width="3in" svg:height="0.39931in" presentation:class="date-time" presentation:placeholder="false">
        <draw:text-box>
          <text:p text:style-name="a98" text:class-names="" text:cond-style-name=""><text:span text:style-name="a96" text:class-names=""><text:date text:fixed="false" style:data-style-name="a97">1/1/2000</text:date></text:span></text:p>
        </draw:text-box>
        <svg:title/>
        <svg:desc/>
      </draw:frame>
      <draw:frame draw:id="id18" presentation:style-name="a102" draw:name="Footer Placeholder 4" svg:x="0.99934in" svg:y="6.43403in" svg:width="7.29753in" svg:height="0.39931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19" presentation:style-name="a105" draw:name="Slide Number Placeholder 5" svg:x="11.49826in" svg:y="6.43403in" svg:width="0.82409in" svg:height="0.39931in" presentation:class="page-number" presentation:placeholder="false">
        <draw:text-box>
          <text:p text:style-name="a104" text:class-names="" text:cond-style-name=""><text:span text:style-name="a1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Deux-contenus" style:page-layout-name="pageLayout1" draw:style-name="a107">
      <draw:frame draw:id="id20" presentation:style-name="a111" draw:name="Title 1" svg:x="0.99934in" svg:y="0.66667in" svg:width="11.32301in" svg:height="1.0613in" presentation:class="title" presentation:placeholder="false">
        <draw:text-box>
          <text:p text:style-name="a110" text:class-names="" text:cond-style-name=""><text:span text:style-name="a108" text:class-names="">Modifiez le style du titre</text:span><text:span text:style-name="a109" text:class-names=""/></text:p>
        </draw:text-box>
        <svg:title/>
        <svg:desc/>
      </draw:frame>
      <draw:frame draw:id="id21" presentation:style-name="a128" draw:name="Content Placeholder 2" svg:x="0.99934in" svg:y="1.89463in" svg:width="5.53423in" svg:height="4.4387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Cliquez pour modifier les styles du texte du masque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Deuxième niveau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Cinquième niveau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5" draw:name="Content Placeholder 3" svg:x="6.78357in" svg:y="1.89463in" svg:width="5.53878in" svg:height="4.4387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quez pour modifier les styles du texte du masque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Deuxième niveau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Cinquième niveau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9" draw:name="Date Placeholder 4" svg:x="8.39757in" svg:y="6.43403in" svg:width="3in" svg:height="0.39931in" presentation:class="date-time" presentation:placeholder="false">
        <draw:text-box>
          <text:p text:style-name="a148" text:class-names="" text:cond-style-name=""><text:span text:style-name="a146" text:class-names=""><text:date text:fixed="false" style:data-style-name="a147">1/1/2000</text:date></text:span></text:p>
        </draw:text-box>
        <svg:title/>
        <svg:desc/>
      </draw:frame>
      <draw:frame draw:id="id24" presentation:style-name="a152" draw:name="Footer Placeholder 5" svg:x="0.99934in" svg:y="6.43403in" svg:width="7.29753in" svg:height="0.39931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5" presentation:style-name="a155" draw:name="Slide Number Placeholder 6" svg:x="11.49826in" svg:y="6.43403in" svg:width="0.82409in" svg:height="0.39931in" presentation:class="page-number" presentation:placeholder="false">
        <draw:text-box>
          <text:p text:style-name="a154" text:class-names="" text:cond-style-name=""><text:span text:style-name="a1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aison" style:page-layout-name="pageLayout1" draw:style-name="a157">
      <draw:frame draw:id="id26" draw:style-name="a158" draw:name="Picture 19" svg:x="0.99934in" svg:y="1.89688in" svg:width="5.56548in" svg:height="4.53715in" style:rel-width="scale" style:rel-height="scale">
        <draw:image xlink:href="media/image3.png" xlink:type="simple" xlink:show="embed" xlink:actuate="onLoad"/>
        <svg:title/>
        <svg:desc>Slate-V2-HD-compPhotoInset.png</svg:desc>
      </draw:frame>
      <draw:frame draw:id="id27" draw:style-name="a159" draw:name="Picture 20" svg:x="6.75687in" svg:y="1.89688in" svg:width="5.56548in" svg:height="4.53715in" style:rel-width="scale" style:rel-height="scale">
        <draw:image xlink:href="media/image3.png" xlink:type="simple" xlink:show="embed" xlink:actuate="onLoad"/>
        <svg:title/>
        <svg:desc>Slate-V2-HD-compPhotoInset.png</svg:desc>
      </draw:frame>
      <draw:frame draw:id="id28" presentation:style-name="a163" draw:name="Title 1" svg:x="0.99934in" svg:y="0.66667in" svg:width="11.32301in" svg:height="1.0613in" presentation:class="title" presentation:placeholder="false">
        <draw:text-box>
          <text:p text:style-name="a162" text:class-names="" text:cond-style-name=""><text:span text:style-name="a160" text:class-names="">Modifiez le style du titre</text:span><text:span text:style-name="a161" text:class-names=""/></text:p>
        </draw:text-box>
        <svg:title/>
        <svg:desc/>
      </draw:frame>
      <draw:frame draw:id="id29" presentation:style-name="a167" draw:name="Text Placeholder 2" svg:x="1.10003in" svg:y="2.00706in" svg:width="5.33283in" svg:height="0.59589in" presentation:class="outline" presentation:placeholder="false">
        <draw:text-box>
          <text:list text:style-name="a166">
            <text:list-item>
              <text:p text:style-name="a165" text:class-names="" text:cond-style-name=""><text:span text:style-name="a164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Content Placeholder 3" svg:x="1.10003in" svg:y="2.60295in" svg:width="5.33283in" svg:height="3.73038in" presentation:class="object" presentation:placeholder="false">
        <draw:text-box>
          <text:list text:style-name="a170">
            <text:list-item>
              <text:p text:style-name="a169" text:class-names="" text:cond-style-name=""><text:span text:style-name="a168" text:class-names="">Cliquez pour modifier les styles du texte du masque</text:span></text:p>
            </text:list-item>
          </text:list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Deuxième niveau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Cinquième niveau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Text Placeholder 4" svg:x="6.88426in" svg:y="2.00706in" svg:width="5.3536in" svg:height="0.59589in" presentation:class="outline" presentation:placeholder="false">
        <draw:text-box>
          <text:list text:style-name="a187">
            <text:list-item>
              <text:p text:style-name="a186" text:class-names="" text:cond-style-name=""><text:span text:style-name="a185" text:class-names="">Cliquez pour modifier les styles du texte du masque</text:span></text:p>
            </text:list-item>
          </text:list>
        </draw:text-box>
        <svg:title/>
        <svg:desc/>
      </draw:frame>
      <draw:frame draw:id="id32" presentation:style-name="a205" draw:name="Content Placeholder 5" svg:x="6.88426in" svg:y="2.60295in" svg:width="5.3536in" svg:height="3.73038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quez pour modifier les styles du texte du masque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Deuxième niveau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Cinquième niveau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9" draw:name="Date Placeholder 6" svg:x="8.39757in" svg:y="6.43403in" svg:width="3in" svg:height="0.39931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1/1/2000</text:date></text:span></text:p>
        </draw:text-box>
        <svg:title/>
        <svg:desc/>
      </draw:frame>
      <draw:frame draw:id="id34" presentation:style-name="a212" draw:name="Footer Placeholder 7" svg:x="0.99934in" svg:y="6.43403in" svg:width="7.29753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35" presentation:style-name="a215" draw:name="Slide Number Placeholder 8" svg:x="11.49826in" svg:y="6.43403in" svg:width="0.82409in" svg:height="0.39931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re-seul" style:page-layout-name="pageLayout1" draw:style-name="a217">
      <draw:frame draw:id="id36" presentation:style-name="a221" draw:name="Title 1" svg:x="0.99934in" svg:y="0.66667in" svg:width="11.32301in" svg:height="1.0613in" presentation:class="title" presentation:placeholder="false">
        <draw:text-box>
          <text:p text:style-name="a220" text:class-names="" text:cond-style-name=""><text:span text:style-name="a218" text:class-names="">Modifiez le style du titre</text:span><text:span text:style-name="a219" text:class-names=""/></text:p>
        </draw:text-box>
        <svg:title/>
        <svg:desc/>
      </draw:frame>
      <draw:frame draw:id="id37" presentation:style-name="a225" draw:name="Date Placeholder 2" svg:x="8.39757in" svg:y="6.43403in" svg:width="3in" svg:height="0.39931in" presentation:class="date-time" presentation:placeholder="false">
        <draw:text-box>
          <text:p text:style-name="a224" text:class-names="" text:cond-style-name=""><text:span text:style-name="a222" text:class-names=""><text:date text:fixed="false" style:data-style-name="a223">1/1/2000</text:date></text:span></text:p>
        </draw:text-box>
        <svg:title/>
        <svg:desc/>
      </draw:frame>
      <draw:frame draw:id="id38" presentation:style-name="a228" draw:name="Footer Placeholder 3" svg:x="0.99934in" svg:y="6.43403in" svg:width="7.29753in" svg:height="0.39931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39" presentation:style-name="a231" draw:name="Slide Number Placeholder 4" svg:x="11.49826in" svg:y="6.43403in" svg:width="0.82409in" svg:height="0.39931in" presentation:class="page-number" presentation:placeholder="false">
        <draw:text-box>
          <text:p text:style-name="a230" text:class-names="" text:cond-style-name=""><text:span text:style-name="a2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Vide" style:page-layout-name="pageLayout1" draw:style-name="a233">
      <draw:frame draw:id="id40" presentation:style-name="a237" draw:name="Date Placeholder 1" svg:x="8.39757in" svg:y="6.43403in" svg:width="3in" svg:height="0.39931in" presentation:class="date-time" presentation:placeholder="false">
        <draw:text-box>
          <text:p text:style-name="a236" text:class-names="" text:cond-style-name=""><text:span text:style-name="a234" text:class-names=""><text:date text:fixed="false" style:data-style-name="a235">1/1/2000</text:date></text:span></text:p>
        </draw:text-box>
        <svg:title/>
        <svg:desc/>
      </draw:frame>
      <draw:frame draw:id="id41" presentation:style-name="a240" draw:name="Footer Placeholder 2" svg:x="0.99934in" svg:y="6.43403in" svg:width="7.29753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2" presentation:style-name="a243" draw:name="Slide Number Placeholder 3" svg:x="11.49826in" svg:y="6.43403in" svg:width="0.82409in" svg:height="0.39931in" presentation:class="page-number" presentation:placeholder="false">
        <draw:text-box>
          <text:p text:style-name="a242" text:class-names="" text:cond-style-name=""><text:span text:style-name="a24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u-avec-légende" style:page-layout-name="pageLayout1" draw:style-name="a245">
      <draw:frame draw:id="id43" presentation:style-name="a249" draw:name="Title 1" svg:x="0.99934in" svg:y="0.66667in" svg:width="4.0539in" svg:height="1.99247in" presentation:class="title" presentation:placeholder="false">
        <draw:text-box>
          <text:p text:style-name="a248" text:class-names="" text:cond-style-name=""><text:span text:style-name="a246" text:class-names="">Modifiez le style du titre</text:span><text:span text:style-name="a247" text:class-names=""/></text:p>
        </draw:text-box>
        <svg:title/>
        <svg:desc/>
      </draw:frame>
      <draw:frame draw:id="id44" presentation:style-name="a266" draw:name="Content Placeholder 2" svg:x="5.31018in" svg:y="0.66667in" svg:width="7.01217in" svg:height="5.66667in" presentation:class="object" presentation:placeholder="false">
        <draw:text-box>
          <text:list text:style-name="a252">
            <text:list-item>
              <text:p text:style-name="a251" text:class-names="" text:cond-style-name=""><text:span text:style-name="a250" text:class-names="">Cliquez pour modifier les styles du texte du masque</text:span></text:p>
            </text:list-item>
          </text:list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Deuxième niveau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2" text:class-names="">Cinquième niveau</text:span><text:span text:style-name="a2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70" draw:name="Text Placeholder 3" svg:x="0.99934in" svg:y="2.65914in" svg:width="4.0539in" svg:height="3.67419in" presentation:class="outline" presentation:placeholder="false">
        <draw:text-box>
          <text:list text:style-name="a269">
            <text:list-item>
              <text:p text:style-name="a268" text:class-names="" text:cond-style-name=""><text:span text:style-name="a267" text:class-names="">Cliquez pour modifier les styles du texte du masque</text:span></text:p>
            </text:list-item>
          </text:list>
        </draw:text-box>
        <svg:title/>
        <svg:desc/>
      </draw:frame>
      <draw:frame draw:id="id46" presentation:style-name="a274" draw:name="Date Placeholder 4" svg:x="8.39757in" svg:y="6.43403in" svg:width="3in" svg:height="0.39931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1/1/2000</text:date></text:span></text:p>
        </draw:text-box>
        <svg:title/>
        <svg:desc/>
      </draw:frame>
      <draw:frame draw:id="id47" presentation:style-name="a277" draw:name="Footer Placeholder 5" svg:x="0.99934in" svg:y="6.43403in" svg:width="7.29753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8" presentation:style-name="a280" draw:name="Slide Number Placeholder 6" svg:x="11.49826in" svg:y="6.43403in" svg:width="0.82409in" svg:height="0.39931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Image-avec-légende" style:page-layout-name="pageLayout1" draw:style-name="a282">
      <draw:frame draw:id="id49" draw:style-name="a283" draw:name="Picture 21" svg:x="7.97645in" svg:y="0.66667in" svg:width="3.91969in" svg:height="5.69207in" style:rel-width="scale" style:rel-height="scale">
        <draw:image xlink:href="media/image4.png" xlink:type="simple" xlink:show="embed" xlink:actuate="onLoad"/>
        <svg:title/>
        <svg:desc>Slate-V2-HD-vertPhotoInset.png</svg:desc>
      </draw:frame>
      <draw:frame draw:id="id50" presentation:style-name="a287" draw:name="Title 1" svg:x="0.99934in" svg:y="0.66702in" svg:width="6.49054in" svg:height="2.00059in" presentation:class="title" presentation:placeholder="false">
        <draw:text-box>
          <text:p text:style-name="a286" text:class-names="" text:cond-style-name=""><text:span text:style-name="a284" text:class-names="">Modifiez le style du titre</text:span><text:span text:style-name="a285" text:class-names=""/></text:p>
        </draw:text-box>
        <svg:title/>
        <svg:desc/>
      </draw:frame>
      <draw:frame draw:id="id51" presentation:style-name="a291" draw:name="Picture Placeholder 2" svg:x="8.13927in" svg:y="0.83519in" svg:width="3.5824in" svg:height="5.37273in" presentation:class="graphic" presentation:placeholder="false">
        <draw:text-box>
          <text:p text:style-name="a290" text:class-names="" text:cond-style-name=""><text:span text:style-name="a288" text:class-names="">Cliquez sur l'icône pour ajouter une image</text:span><text:span text:style-name="a289" text:class-names=""/></text:p>
        </draw:text-box>
        <svg:title/>
        <svg:desc/>
      </draw:frame>
      <draw:frame draw:id="id52" presentation:style-name="a295" draw:name="Text Placeholder 3" svg:x="0.99934in" svg:y="2.66761in" svg:width="6.49054in" svg:height="3.69219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Cliquez pour modifier les styles du texte du masque</text:span></text:p>
            </text:list-item>
          </text:list>
        </draw:text-box>
        <svg:title/>
        <svg:desc/>
      </draw:frame>
      <draw:frame draw:id="id53" presentation:style-name="a299" draw:name="Date Placeholder 4" svg:x="8.39757in" svg:y="6.43403in" svg:width="3in" svg:height="0.39931in" presentation:class="date-time" presentation:placeholder="false">
        <draw:text-box>
          <text:p text:style-name="a298" text:class-names="" text:cond-style-name=""><text:span text:style-name="a296" text:class-names=""><text:date text:fixed="false" style:data-style-name="a297">1/1/2000</text:date></text:span></text:p>
        </draw:text-box>
        <svg:title/>
        <svg:desc/>
      </draw:frame>
      <draw:frame draw:id="id54" presentation:style-name="a302" draw:name="Footer Placeholder 5" svg:x="0.99934in" svg:y="6.43403in" svg:width="7.29753in" svg:height="0.39931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55" presentation:style-name="a305" draw:name="Slide Number Placeholder 6" svg:x="11.49826in" svg:y="6.43403in" svg:width="0.82409in" svg:height="0.39931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Image-panoramique-avec-légende" style:page-layout-name="pageLayout1" draw:style-name="a307">
      <draw:frame draw:id="id56" draw:style-name="a308" draw:name="Picture 15" svg:x="1.1088in" svg:y="0.59909in" svg:width="11.09121in" svg:height="4.17411in" style:rel-width="scale" style:rel-height="scale">
        <draw:image xlink:href="media/image5.png" xlink:type="simple" xlink:show="embed" xlink:actuate="onLoad"/>
        <svg:title/>
        <svg:desc>Slate-V2-HD-panoPhotoInset.png</svg:desc>
      </draw:frame>
      <draw:frame draw:id="id57" presentation:style-name="a312" draw:name="Title 1" svg:x="0.99935in" svg:y="4.99262in" svg:width="11.32472in" svg:height="0.59435in" presentation:class="title" presentation:placeholder="false">
        <draw:text-box>
          <text:p text:style-name="a311" text:class-names="" text:cond-style-name=""><text:span text:style-name="a309" text:class-names="">Modifiez le style du titre</text:span><text:span text:style-name="a310" text:class-names=""/></text:p>
        </draw:text-box>
        <svg:title/>
        <svg:desc/>
      </draw:frame>
      <draw:frame draw:id="id58" presentation:style-name="a316" draw:name="Picture Placeholder 2" svg:x="1.27882in" svg:y="0.76007in" svg:width="10.767in" svg:height="3.85572in" presentation:class="graphic" presentation:placeholder="false">
        <draw:text-box>
          <text:p text:style-name="a315" text:class-names="" text:cond-style-name=""><text:span text:style-name="a313" text:class-names="">Cliquez sur l'icône pour ajouter une image</text:span><text:span text:style-name="a314" text:class-names=""/></text:p>
        </draw:text-box>
        <svg:title/>
        <svg:desc/>
      </draw:frame>
      <draw:frame draw:id="id59" presentation:style-name="a320" draw:name="Text Placeholder 3" svg:x="0.99934in" svg:y="5.58697in" svg:width="11.32301in" svg:height="0.74636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</draw:text-box>
        <svg:title/>
        <svg:desc/>
      </draw:frame>
      <draw:frame draw:id="id60" presentation:style-name="a324" draw:name="Date Placeholder 4" svg:x="8.39757in" svg:y="6.43403in" svg:width="3in" svg:height="0.39931in" presentation:class="date-time" presentation:placeholder="false">
        <draw:text-box>
          <text:p text:style-name="a323" text:class-names="" text:cond-style-name=""><text:span text:style-name="a321" text:class-names=""><text:date text:fixed="false" style:data-style-name="a322">1/1/2000</text:date></text:span></text:p>
        </draw:text-box>
        <svg:title/>
        <svg:desc/>
      </draw:frame>
      <draw:frame draw:id="id61" presentation:style-name="a327" draw:name="Footer Placeholder 5" svg:x="0.99934in" svg:y="6.43403in" svg:width="7.29753in" svg:height="0.39931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62" presentation:style-name="a330" draw:name="Slide Number Placeholder 6" svg:x="11.49826in" svg:y="6.43403in" svg:width="0.82409in" svg:height="0.39931in" presentation:class="page-number" presentation:placeholder="false">
        <draw:text-box>
          <text:p text:style-name="a329" text:class-names="" text:cond-style-name=""><text:span text:style-name="a3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re-et-légende" style:page-layout-name="pageLayout1" draw:style-name="a332">
      <draw:frame draw:id="id63" presentation:style-name="a336" draw:name="Title 1" svg:x="0.99934in" svg:y="0.66539in" svg:width="11.32301in" svg:height="3.86521in" presentation:class="title" presentation:placeholder="false">
        <draw:text-box>
          <text:p text:style-name="a335" text:class-names="" text:cond-style-name=""><text:span text:style-name="a333" text:class-names="">Modifiez le style du titre</text:span><text:span text:style-name="a334" text:class-names=""/></text:p>
        </draw:text-box>
        <svg:title/>
        <svg:desc/>
      </draw:frame>
      <draw:frame draw:id="id64" presentation:style-name="a340" draw:name="Text Placeholder 3" svg:x="0.99934in" svg:y="4.69727in" svg:width="11.32301in" svg:height="1.64242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quez pour modifier les styles du texte du masque</text:span></text:p>
            </text:list-item>
          </text:list>
        </draw:text-box>
        <svg:title/>
        <svg:desc/>
      </draw:frame>
      <draw:frame draw:id="id65" presentation:style-name="a344" draw:name="Date Placeholder 4" svg:x="8.39757in" svg:y="6.43403in" svg:width="3in" svg:height="0.39931in" presentation:class="date-time" presentation:placeholder="false">
        <draw:text-box>
          <text:p text:style-name="a343" text:class-names="" text:cond-style-name=""><text:span text:style-name="a341" text:class-names=""><text:date text:fixed="false" style:data-style-name="a342">1/1/2000</text:date></text:span></text:p>
        </draw:text-box>
        <svg:title/>
        <svg:desc/>
      </draw:frame>
      <draw:frame draw:id="id66" presentation:style-name="a347" draw:name="Footer Placeholder 5" svg:x="0.99934in" svg:y="6.43403in" svg:width="7.29753in" svg:height="0.39931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67" presentation:style-name="a350" draw:name="Slide Number Placeholder 6" svg:x="11.49826in" svg:y="6.43403in" svg:width="0.82409in" svg:height="0.39931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Citation-avec-légende" style:page-layout-name="pageLayout1" draw:style-name="a352">
      <draw:frame draw:id="id68" presentation:style-name="a356" draw:name="Title 1" svg:x="1.5816in" svg:y="0.66667in" svg:width="10.17361in" svg:height="3.27308in" presentation:class="title" presentation:placeholder="false">
        <draw:text-box>
          <text:p text:style-name="a355" text:class-names="" text:cond-style-name=""><text:span text:style-name="a353" text:class-names="">Modifiez le style du titre</text:span><text:span text:style-name="a354" text:class-names=""/></text:p>
        </draw:text-box>
        <svg:title/>
        <svg:desc/>
      </draw:frame>
      <draw:frame draw:id="id69" presentation:style-name="a360" draw:name="Text Placeholder 3" svg:x="1.88172in" svg:y="3.94798in" svg:width="9.57163in" svg:height="0.58262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Cliquez pour modifier les styles du texte du masque</text:span></text:p>
            </text:list-item>
          </text:list>
        </draw:text-box>
        <svg:title/>
        <svg:desc/>
      </draw:frame>
      <draw:frame draw:id="id70" presentation:style-name="a364" draw:name="Text Placeholder 3" svg:x="0.99934in" svg:y="4.7073in" svg:width="11.32301in" svg:height="1.62893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quez pour modifier les styles du texte du masque</text:span></text:p>
            </text:list-item>
          </text:list>
        </draw:text-box>
        <svg:title/>
        <svg:desc/>
      </draw:frame>
      <draw:frame draw:id="id71" presentation:style-name="a368" draw:name="Date Placeholder 4" svg:x="8.39757in" svg:y="6.43403in" svg:width="3in" svg:height="0.39931in" presentation:class="date-time" presentation:placeholder="false">
        <draw:text-box>
          <text:p text:style-name="a367" text:class-names="" text:cond-style-name=""><text:span text:style-name="a365" text:class-names=""><text:date text:fixed="false" style:data-style-name="a366">1/1/2000</text:date></text:span></text:p>
        </draw:text-box>
        <svg:title/>
        <svg:desc/>
      </draw:frame>
      <draw:frame draw:id="id72" presentation:style-name="a371" draw:name="Footer Placeholder 5" svg:x="0.99934in" svg:y="6.43403in" svg:width="7.29753in" svg:height="0.39931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73" presentation:style-name="a374" draw:name="Slide Number Placeholder 6" svg:x="11.49826in" svg:y="6.43403in" svg:width="0.82409in" svg:height="0.39931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>‹#›</text:page-number></text:span></text:p>
        </draw:text-box>
        <svg:title/>
        <svg:desc/>
      </draw:frame>
      <draw:frame draw:id="id74" draw:style-name="a377" draw:name="TextBox 10" svg:x="1.08333in" svg:y="0.96762in" svg:width="0.66667in" svg:height="0.63952in">
        <draw:text-box>
          <text:p text:style-name="a376" text:class-names="" text:cond-style-name=""><text:span text:style-name="a375" text:class-names="">“</text:span></text:p>
        </draw:text-box>
        <svg:title/>
        <svg:desc/>
      </draw:frame>
      <draw:frame draw:id="id75" draw:style-name="a380" draw:name="TextBox 12" svg:x="11.4881in" svg:y="3.20238in" svg:width="0.66667in" svg:height="0.63952in">
        <draw:text-box>
          <text:p text:style-name="a379" text:class-names="" text:cond-style-name=""><text:span text:style-name="a378" text:class-names="">”</text:span></text:p>
        </draw:text-box>
        <svg:title/>
        <svg:desc/>
      </draw:frame>
    </style:master-page>
    <style:master-page style:name="Master1-Layout13-cust-Carte-nom" style:page-layout-name="pageLayout1" draw:style-name="a382">
      <draw:frame draw:id="id76" presentation:style-name="a386" draw:name="Title 1" svg:x="0.99934in" svg:y="2.32605in" svg:width="11.32301in" svg:height="2.74698in" presentation:class="title" presentation:placeholder="false">
        <draw:text-box>
          <text:p text:style-name="a385" text:class-names="" text:cond-style-name=""><text:span text:style-name="a383" text:class-names="">Modifiez le style du titre</text:span><text:span text:style-name="a384" text:class-names=""/></text:p>
        </draw:text-box>
        <svg:title/>
        <svg:desc/>
      </draw:frame>
      <draw:frame draw:id="id77" presentation:style-name="a390" draw:name="Text Placeholder 3" svg:x="0.99933in" svg:y="5.08591in" svg:width="11.3213in" svg:height="1.24742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Cliquez pour modifier les styles du texte du masque</text:span></text:p>
            </text:list-item>
          </text:list>
        </draw:text-box>
        <svg:title/>
        <svg:desc/>
      </draw:frame>
      <draw:frame draw:id="id78" presentation:style-name="a394" draw:name="Date Placeholder 4" svg:x="8.39757in" svg:y="6.43403in" svg:width="3in" svg:height="0.39931in" presentation:class="date-time" presentation:placeholder="false">
        <draw:text-box>
          <text:p text:style-name="a393" text:class-names="" text:cond-style-name=""><text:span text:style-name="a391" text:class-names=""><text:date text:fixed="false" style:data-style-name="a392">1/1/2000</text:date></text:span></text:p>
        </draw:text-box>
        <svg:title/>
        <svg:desc/>
      </draw:frame>
      <draw:frame draw:id="id79" presentation:style-name="a397" draw:name="Footer Placeholder 5" svg:x="0.99934in" svg:y="6.43403in" svg:width="7.29753in" svg:height="0.39931in" presentation:class="footer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80" presentation:style-name="a400" draw:name="Slide Number Placeholder 6" svg:x="11.49826in" svg:y="6.43403in" svg:width="0.82409in" svg:height="0.39931in" presentation:class="page-number" presentation:placeholder="false">
        <draw:text-box>
          <text:p text:style-name="a399" text:class-names="" text:cond-style-name=""><text:span text:style-name="a3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 colonnes" style:page-layout-name="pageLayout1" draw:style-name="a402">
      <draw:frame draw:id="id81" presentation:style-name="a406" draw:name="Title 1" svg:x="0.99934in" svg:y="0.66667in" svg:width="11.32301in" svg:height="1.0613in" presentation:class="title" presentation:placeholder="false">
        <draw:text-box>
          <text:p text:style-name="a405" text:class-names="" text:cond-style-name=""><text:span text:style-name="a403" text:class-names="">Modifiez le style du titre</text:span><text:span text:style-name="a404" text:class-names=""/></text:p>
        </draw:text-box>
        <svg:title/>
        <svg:desc/>
      </draw:frame>
      <draw:frame draw:id="id82" presentation:style-name="a410" draw:name="Text Placeholder 2" svg:x="0.99934in" svg:y="2.0625in" svg:width="3.61in" svg:height="0.63021in" presentation:class="outline" presentation:placeholder="false">
        <draw:text-box>
          <text:list text:style-name="a409">
            <text:list-item>
              <text:p text:style-name="a408" text:class-names="" text:cond-style-name=""><text:span text:style-name="a407" text:class-names="">Cliquez pour modifier les styles du texte du masque</text:span></text:p>
            </text:list-item>
          </text:list>
        </draw:text-box>
        <svg:title/>
        <svg:desc/>
      </draw:frame>
      <draw:frame draw:id="id83" presentation:style-name="a414" draw:name="Text Placeholder 3" svg:x="0.99934in" svg:y="2.8125in" svg:width="3.61in" svg:height="3.52083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>Cliquez pour modifier les styles du texte du masque</text:span></text:p>
            </text:list-item>
          </text:list>
        </draw:text-box>
        <svg:title/>
        <svg:desc/>
      </draw:frame>
      <draw:frame draw:id="id84" presentation:style-name="a418" draw:name="Text Placeholder 4" svg:x="4.86298in" svg:y="2.0625in" svg:width="3.61in" svg:height="0.63021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quez pour modifier les styles du texte du masque</text:span></text:p>
            </text:list-item>
          </text:list>
        </draw:text-box>
        <svg:title/>
        <svg:desc/>
      </draw:frame>
      <draw:frame draw:id="id85" presentation:style-name="a422" draw:name="Text Placeholder 3" svg:x="4.85721in" svg:y="2.8125in" svg:width="3.61in" svg:height="3.52083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426" draw:name="Text Placeholder 4" svg:x="8.71235in" svg:y="2.0625in" svg:width="3.61in" svg:height="0.63021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z pour modifier les styles du texte du masque</text:span></text:p>
            </text:list-item>
          </text:list>
        </draw:text-box>
        <svg:title/>
        <svg:desc/>
      </draw:frame>
      <draw:frame draw:id="id87" presentation:style-name="a430" draw:name="Text Placeholder 3" svg:x="8.71235in" svg:y="2.8125in" svg:width="3.61in" svg:height="3.52083in" presentation:class="outline" presentation:placeholder="false">
        <draw:text-box>
          <text:list text:style-name="a429">
            <text:list-item>
              <text:p text:style-name="a428" text:class-names="" text:cond-style-name=""><text:span text:style-name="a427" text:class-names="">Cliquez pour modifier les styles du texte du masque</text:span></text:p>
            </text:list-item>
          </text:list>
        </draw:text-box>
        <svg:title/>
        <svg:desc/>
      </draw:frame>
      <draw:frame draw:id="id88" presentation:style-name="a434" draw:name="Date Placeholder 2" svg:x="8.39757in" svg:y="6.43403in" svg:width="3in" svg:height="0.39931in" presentation:class="date-time" presentation:placeholder="false">
        <draw:text-box>
          <text:p text:style-name="a433" text:class-names="" text:cond-style-name=""><text:span text:style-name="a431" text:class-names=""><text:date text:fixed="false" style:data-style-name="a432">1/1/2000</text:date></text:span></text:p>
        </draw:text-box>
        <svg:title/>
        <svg:desc/>
      </draw:frame>
      <draw:frame draw:id="id89" presentation:style-name="a437" draw:name="Footer Placeholder 3" svg:x="0.99934in" svg:y="6.43403in" svg:width="7.29753in" svg:height="0.39931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90" presentation:style-name="a440" draw:name="Slide Number Placeholder 4" svg:x="11.49826in" svg:y="6.43403in" svg:width="0.82409in" svg:height="0.39931in" presentation:class="page-number" presentation:placeholder="false">
        <draw:text-box>
          <text:p text:style-name="a439" text:class-names="" text:cond-style-name=""><text:span text:style-name="a43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 colonnes-d’image" style:page-layout-name="pageLayout1" draw:style-name="a442">
      <draw:frame draw:id="id91" draw:style-name="a443" draw:name="Picture 1" svg:x="0.98202in" svg:y="1.98842in" svg:width="3.65264in" svg:height="2.02083in" style:rel-width="scale" style:rel-height="scale">
        <draw:image xlink:href="media/image6.png" xlink:type="simple" xlink:show="embed" xlink:actuate="onLoad"/>
        <svg:title/>
        <svg:desc>Slate-V2-HD-3colPhotoInset.png</svg:desc>
      </draw:frame>
      <draw:frame draw:id="id92" draw:style-name="a444" draw:name="Picture 35" svg:x="4.81605in" svg:y="1.98842in" svg:width="3.65264in" svg:height="2.02083in" style:rel-width="scale" style:rel-height="scale">
        <draw:image xlink:href="media/image6.png" xlink:type="simple" xlink:show="embed" xlink:actuate="onLoad"/>
        <svg:title/>
        <svg:desc>Slate-V2-HD-3colPhotoInset.png</svg:desc>
      </draw:frame>
      <draw:frame draw:id="id93" draw:style-name="a445" draw:name="Picture 36" svg:x="8.67897in" svg:y="1.98842in" svg:width="3.65264in" svg:height="2.02083in" style:rel-width="scale" style:rel-height="scale">
        <draw:image xlink:href="media/image6.png" xlink:type="simple" xlink:show="embed" xlink:actuate="onLoad"/>
        <svg:title/>
        <svg:desc>Slate-V2-HD-3colPhotoInset.png</svg:desc>
      </draw:frame>
      <draw:frame draw:id="id94" presentation:style-name="a449" draw:name="Title 1" svg:x="0.99934in" svg:y="0.66667in" svg:width="11.32301in" svg:height="1.0613in" presentation:class="title" presentation:placeholder="false">
        <draw:text-box>
          <text:p text:style-name="a448" text:class-names="" text:cond-style-name=""><text:span text:style-name="a446" text:class-names="">Modifiez le style du titre</text:span><text:span text:style-name="a447" text:class-names=""/></text:p>
        </draw:text-box>
        <svg:title/>
        <svg:desc/>
      </draw:frame>
      <draw:frame draw:id="id95" presentation:style-name="a453" draw:name="Text Placeholder 2" svg:x="0.99934in" svg:y="4.26958in" svg:width="3.61in" svg:height="0.63021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quez pour modifier les styles du texte du masque</text:span></text:p>
            </text:list-item>
          </text:list>
        </draw:text-box>
        <svg:title/>
        <svg:desc/>
      </draw:frame>
      <draw:frame draw:id="id96" presentation:style-name="a457" draw:name="Picture Placeholder 2" svg:x="1.11341in" svg:y="2.12043in" svg:width="3.38185in" svg:height="1.75301in" presentation:class="graphic" presentation:placeholder="false">
        <draw:text-box>
          <text:p text:style-name="a456" text:class-names="" text:cond-style-name=""><text:span text:style-name="a454" text:class-names="">Cliquez sur l'icône pour ajouter une image</text:span><text:span text:style-name="a455" text:class-names=""/></text:p>
        </draw:text-box>
        <svg:title/>
        <svg:desc/>
      </draw:frame>
      <draw:frame draw:id="id97" presentation:style-name="a461" draw:name="Text Placeholder 3" svg:x="0.99934in" svg:y="4.89979in" svg:width="3.61in" svg:height="1.43354in" presentation:class="outline" presentation:placeholder="false">
        <draw:text-box>
          <text:list text:style-name="a460">
            <text:list-item>
              <text:p text:style-name="a459" text:class-names="" text:cond-style-name=""><text:span text:style-name="a458" text:class-names="">Cliquez pour modifier les styles du texte du masque</text:span></text:p>
            </text:list-item>
          </text:list>
        </draw:text-box>
        <svg:title/>
        <svg:desc/>
      </draw:frame>
      <draw:frame draw:id="id98" presentation:style-name="a465" draw:name="Text Placeholder 4" svg:x="4.85869in" svg:y="4.26958in" svg:width="3.61in" svg:height="0.63021in" presentation:class="outline" presentation:placeholder="false">
        <draw:text-box>
          <text:list text:style-name="a464">
            <text:list-item>
              <text:p text:style-name="a463" text:class-names="" text:cond-style-name=""><text:span text:style-name="a462" text:class-names="">Cliquez pour modifier les styles du texte du masque</text:span></text:p>
            </text:list-item>
          </text:list>
        </draw:text-box>
        <svg:title/>
        <svg:desc/>
      </draw:frame>
      <draw:frame draw:id="id99" presentation:style-name="a469" draw:name="Picture Placeholder 2" svg:x="4.97128in" svg:y="2.12062in" svg:width="3.38185in" svg:height="1.75871in" presentation:class="graphic" presentation:placeholder="false">
        <draw:text-box>
          <text:p text:style-name="a468" text:class-names="" text:cond-style-name=""><text:span text:style-name="a466" text:class-names="">Cliquez sur l'icône pour ajouter une image</text:span><text:span text:style-name="a467" text:class-names=""/></text:p>
        </draw:text-box>
        <svg:title/>
        <svg:desc/>
      </draw:frame>
      <draw:frame draw:id="id100" presentation:style-name="a473" draw:name="Text Placeholder 3" svg:x="4.85721in" svg:y="4.89979in" svg:width="3.61in" svg:height="1.43354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quez pour modifier les styles du texte du masque</text:span></text:p>
            </text:list-item>
          </text:list>
        </draw:text-box>
        <svg:title/>
        <svg:desc/>
      </draw:frame>
      <draw:frame draw:id="id101" presentation:style-name="a477" draw:name="Text Placeholder 4" svg:x="8.71249in" svg:y="4.26958in" svg:width="3.61in" svg:height="0.63021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Cliquez pour modifier les styles du texte du masque</text:span></text:p>
            </text:list-item>
          </text:list>
        </draw:text-box>
        <svg:title/>
        <svg:desc/>
      </draw:frame>
      <draw:frame draw:id="id102" presentation:style-name="a481" draw:name="Picture Placeholder 2" svg:x="8.83169in" svg:y="2.11552in" svg:width="3.38185in" svg:height="1.75776in" presentation:class="graphic" presentation:placeholder="false">
        <draw:text-box>
          <text:p text:style-name="a480" text:class-names="" text:cond-style-name=""><text:span text:style-name="a478" text:class-names="">Cliquez sur l'icône pour ajouter une image</text:span><text:span text:style-name="a479" text:class-names=""/></text:p>
        </draw:text-box>
        <svg:title/>
        <svg:desc/>
      </draw:frame>
      <draw:frame draw:id="id103" presentation:style-name="a485" draw:name="Text Placeholder 3" svg:x="8.71235in" svg:y="4.89979in" svg:width="3.61in" svg:height="1.43355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Cliquez pour modifier les styles du texte du masque</text:span></text:p>
            </text:list-item>
          </text:list>
        </draw:text-box>
        <svg:title/>
        <svg:desc/>
      </draw:frame>
      <draw:frame draw:id="id104" presentation:style-name="a489" draw:name="Date Placeholder 2" svg:x="8.39757in" svg:y="6.43403in" svg:width="3in" svg:height="0.39931in" presentation:class="date-time" presentation:placeholder="false">
        <draw:text-box>
          <text:p text:style-name="a488" text:class-names="" text:cond-style-name=""><text:span text:style-name="a486" text:class-names=""><text:date text:fixed="false" style:data-style-name="a487">1/1/2000</text:date></text:span></text:p>
        </draw:text-box>
        <svg:title/>
        <svg:desc/>
      </draw:frame>
      <draw:frame draw:id="id105" presentation:style-name="a492" draw:name="Footer Placeholder 3" svg:x="0.99934in" svg:y="6.43403in" svg:width="7.29753in" svg:height="0.39931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106" presentation:style-name="a495" draw:name="Slide Number Placeholder 4" svg:x="11.49826in" svg:y="6.43403in" svg:width="0.82409in" svg:height="0.39931in" presentation:class="page-number" presentation:placeholder="false">
        <draw:text-box>
          <text:p text:style-name="a494" text:class-names="" text:cond-style-name=""><text:span text:style-name="a49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re-et-texte-vertical" style:page-layout-name="pageLayout1" draw:style-name="a497">
      <draw:frame draw:id="id107" presentation:style-name="a501" draw:name="Title 1" svg:x="0.99934in" svg:y="0.66667in" svg:width="11.32301in" svg:height="1.0613in" presentation:class="title" presentation:placeholder="false">
        <draw:text-box>
          <text:p text:style-name="a500" text:class-names="" text:cond-style-name=""><text:span text:style-name="a498" text:class-names="">Modifiez le style du titre</text:span><text:span text:style-name="a499" text:class-names=""/></text:p>
        </draw:text-box>
        <svg:title/>
        <svg:desc/>
      </draw:frame>
      <draw:frame draw:id="id108" presentation:style-name="a518" draw:name="Vertical Text Placeholder 2" svg:x="0.99934in" svg:y="1.89463in" svg:width="11.32301in" svg:height="4.4387in" presentation:class="outline" presentation:placeholder="false">
        <draw:text-box>
          <text:list text:style-name="a504">
            <text:list-item>
              <text:p text:style-name="a503" text:class-names="" text:cond-style-name=""><text:span text:style-name="a502" text:class-names="">Cliquez pour modifier les styles du texte du masque</text:span></text:p>
            </text:list-item>
          </text:list>
          <text:list text:style-name="a507">
            <text:list-item>
              <text:list text:style-name="a507">
                <text:list-item>
                  <text:p text:style-name="a506" text:class-names="" text:cond-style-name=""><text:span text:style-name="a505" text:class-names="">Deuxième niveau</text:span></text:p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p text:style-name="a509" text:class-names="" text:cond-style-name=""><text:span text:style-name="a50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p text:style-name="a512" text:class-names="" text:cond-style-name=""><text:span text:style-name="a51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4" text:class-names="">Cinquième niveau</text:span><text:span text:style-name="a5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522" draw:name="Date Placeholder 3" svg:x="8.39757in" svg:y="6.43403in" svg:width="3in" svg:height="0.39931in" presentation:class="date-time" presentation:placeholder="false">
        <draw:text-box>
          <text:p text:style-name="a521" text:class-names="" text:cond-style-name=""><text:span text:style-name="a519" text:class-names=""><text:date text:fixed="false" style:data-style-name="a520">1/1/2000</text:date></text:span></text:p>
        </draw:text-box>
        <svg:title/>
        <svg:desc/>
      </draw:frame>
      <draw:frame draw:id="id110" presentation:style-name="a525" draw:name="Footer Placeholder 4" svg:x="0.99934in" svg:y="6.43403in" svg:width="7.29753in" svg:height="0.39931in" presentation:class="foot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111" presentation:style-name="a528" draw:name="Slide Number Placeholder 5" svg:x="11.49826in" svg:y="6.43403in" svg:width="0.82409in" svg:height="0.39931in" presentation:class="page-number" presentation:placeholder="false">
        <draw:text-box>
          <text:p text:style-name="a527" text:class-names="" text:cond-style-name=""><text:span text:style-name="a52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Titre-vertical-et-texte" style:page-layout-name="pageLayout1" draw:style-name="a530">
      <draw:frame draw:id="id112" presentation:style-name="a534" draw:name="Vertical Title 1" svg:x="9.824in" svg:y="0.66667in" svg:width="2.49835in" svg:height="5.66667in" presentation:class="title" presentation:placeholder="false">
        <draw:text-box>
          <text:p text:style-name="a533" text:class-names="" text:cond-style-name=""><text:span text:style-name="a531" text:class-names="">Modifiez le style du titre</text:span><text:span text:style-name="a532" text:class-names=""/></text:p>
        </draw:text-box>
        <svg:title/>
        <svg:desc/>
      </draw:frame>
      <draw:frame draw:id="id113" presentation:style-name="a551" draw:name="Vertical Text Placeholder 2" svg:x="0.99934in" svg:y="0.66667in" svg:width="8.658in" svg:height="5.66667in" presentation:class="outline" presentation:placeholder="false">
        <draw:text-box>
          <text:list text:style-name="a537">
            <text:list-item>
              <text:p text:style-name="a536" text:class-names="" text:cond-style-name=""><text:span text:style-name="a535" text:class-names="">Cliquez pour modifier les styles du texte du masque</text:span></text:p>
            </text:list-item>
          </text:list>
          <text:list text:style-name="a540">
            <text:list-item>
              <text:list text:style-name="a540">
                <text:list-item>
                  <text:p text:style-name="a539" text:class-names="" text:cond-style-name=""><text:span text:style-name="a538" text:class-names="">Deuxième niveau</text:span></text:p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p text:style-name="a542" text:class-names="" text:cond-style-name=""><text:span text:style-name="a5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p text:style-name="a545" text:class-names="" text:cond-style-name=""><text:span text:style-name="a5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list text:style-name="a550">
                        <text:list-item>
                          <text:list text:style-name="a550">
                            <text:list-item>
                              <text:p text:style-name="a549" text:class-names="" text:cond-style-name=""><text:span text:style-name="a547" text:class-names="">Cinquième niveau</text:span><text:span text:style-name="a5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555" draw:name="Date Placeholder 3" svg:x="8.39757in" svg:y="6.43403in" svg:width="3in" svg:height="0.39931in" presentation:class="date-time" presentation:placeholder="false">
        <draw:text-box>
          <text:p text:style-name="a554" text:class-names="" text:cond-style-name=""><text:span text:style-name="a552" text:class-names=""><text:date text:fixed="false" style:data-style-name="a553">1/1/2000</text:date></text:span></text:p>
        </draw:text-box>
        <svg:title/>
        <svg:desc/>
      </draw:frame>
      <draw:frame draw:id="id115" presentation:style-name="a558" draw:name="Footer Placeholder 4" svg:x="0.99934in" svg:y="6.43403in" svg:width="7.29753in" svg:height="0.39931in" presentation:class="footer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116" presentation:style-name="a561" draw:name="Slide Number Placeholder 5" svg:x="11.49826in" svg:y="6.43403in" svg:width="0.82409in" svg:height="0.39931in" presentation:class="page-number" presentation:placeholder="false">
        <draw:text-box>
          <text:p text:style-name="a560" text:class-names="" text:cond-style-name=""><text:span text:style-name="a559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Thibaud Hernandez</meta:initial-creator>
    <dc:creator>Thibaud Hernandez</dc:creator>
    <meta:creation-date>2020-10-04T16:38:38Z</meta:creation-date>
    <dc:date>2020-10-04T21:58:52Z</dc:date>
    <meta:editing-cycles>11</meta:editing-cycles>
    <meta:editing-duration>PT19214S</meta:editing-duration>
    <meta:document-statistic meta:paragraph-count="21" meta:word-count="51"/>
  </office:meta>
</office:document-meta>
</file>